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173in"/>
    </style:style>
    <style:style style:name="co2" style:family="table-column">
      <style:table-column-properties fo:break-before="auto" style:column-width="0.3492in"/>
    </style:style>
    <style:style style:name="co3" style:family="table-column">
      <style:table-column-properties fo:break-before="auto" style:column-width="0.9063in"/>
    </style:style>
    <style:style style:name="co4" style:family="table-column">
      <style:table-column-properties fo:break-before="auto" style:column-width="1.6929in"/>
    </style:style>
    <style:style style:name="co5" style:family="table-column">
      <style:table-column-properties fo:break-before="auto" style:column-width="0.6445in"/>
    </style:style>
    <style:style style:name="co6" style:family="table-column">
      <style:table-column-properties fo:break-before="auto" style:column-width="0.6882in"/>
    </style:style>
    <style:style style:name="co7" style:family="table-column">
      <style:table-column-properties fo:break-before="auto" style:column-width="1.1799in"/>
    </style:style>
    <style:style style:name="co8" style:family="table-column">
      <style:table-column-properties fo:break-before="auto" style:column-width="0.7862in"/>
    </style:style>
    <style:style style:name="co9" style:family="table-column">
      <style:table-column-properties fo:break-before="auto" style:column-width="0.9827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2016in"/>
    </style:style>
    <style:style style:name="co12" style:family="table-column">
      <style:table-column-properties fo:break-before="auto" style:column-width="0.3819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.7846in"/>
    </style:style>
    <style:style style:name="co15" style:family="table-column">
      <style:table-column-properties fo:break-before="auto" style:column-width="0.4146in"/>
    </style:style>
    <style:style style:name="co16" style:family="table-column">
      <style:table-column-properties fo:break-before="auto" style:column-width="1.2236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3193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28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2.49pt solid #000000"/>
      <style:paragraph-properties fo:text-align="center" fo:margin-left="0in"/>
      <style:text-properties fo:font-size="10.5pt" style:font-size-asian="10.5pt" style:font-size-complex="10.5pt"/>
    </style:style>
    <style:style style:name="ce2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none" style:vertical-align="middle"/>
      <style:paragraph-properties fo:text-align="start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none" style:text-align-source="fix" style:repeat-content="false" fo:border-left="2.49pt solid #000000" fo:border-right="0.99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none" fo:background-color="#cfe7f5" style:text-align-source="fix" style:repeat-content="false" fo:border-left="2.49pt solid #000000" fo:border-right="0.99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none" fo:border-left="2.49pt solid #000000" fo:border-right="0.99pt solid #000000" fo:border-top="none"/>
    </style:style>
    <style:style style:name="ce6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2.49pt solid #000000"/>
      <style:paragraph-properties fo:text-align="center" fo:margin-left="0in"/>
      <style:text-properties fo:font-size="10.5pt" style:font-size-asian="10.5pt" style:font-size-complex="10.5pt"/>
    </style:style>
    <style:style style:name="ce7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style:cell-protect="formula-hidden" style:print-content="true" style:text-align-source="fix" style:repeat-content="false" fo:border-left="0.99pt solid #000000" fo:border-right="0.99pt solid #000000" fo:border-top="none"/>
      <style:paragraph-properties fo:text-align="center" fo:margin-left="0in"/>
    </style:style>
    <style:style style:name="ce9" style:family="table-cell" style:parent-style-name="Default">
      <style:table-cell-properties fo:border-bottom="none" fo:background-color="#cfe7f5" style:cell-protect="formula-hidden" style:print-content="true" style:text-align-source="fix" style:repeat-content="false" fo:border-left="0.99pt solid #000000" fo:border-right="0.99pt solid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none" fo:border-left="0.99pt solid #000000" fo:border-right="0.99pt solid #000000" fo:border-top="none"/>
    </style:style>
    <style:style style:name="ce11" style:family="table-cell" style:parent-style-name="Default">
      <style:table-cell-properties fo:border-bottom="2.49pt solid #000000" fo:border-left="none" fo:border-right="none" fo:border-top="2.49pt solid #000000"/>
      <style:text-properties fo:font-size="10.5pt" style:font-size-asian="10.5pt" style:font-size-complex="10.5pt"/>
    </style:style>
    <style:style style:name="ce12" style:family="table-cell" style:parent-style-name="Default">
      <style:table-cell-properties fo:border-bottom="2.49pt solid #000000" fo:border-left="none" fo:border-right="none" fo:border-top="none"/>
      <style:text-properties fo:font-size="12pt" style:font-size-asian="12pt" style:font-size-complex="12pt"/>
    </style:style>
    <style:style style:name="ce13" style:family="table-cell" style:parent-style-name="Default">
      <style:table-cell-properties style:cell-protect="formula-hidden" style:print-content="true"/>
    </style:style>
    <style:style style:name="ce14" style:family="table-cell" style:parent-style-name="Default">
      <style:table-cell-properties fo:background-color="#cfe7f5" style:cell-protect="formula-hidden" style:print-content="true"/>
    </style:style>
    <style:style style:name="ce15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in"/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fo:border-bottom="2.49pt solid #000000" fo:border-left="2.49pt solid #000000" fo:border-right="0.99pt solid #000000" fo:border-top="2.49pt solid #000000"/>
      <style:text-properties fo:font-size="10.5pt" style:font-size-asian="10.5pt" style:font-size-complex="10.5pt"/>
    </style:style>
    <style:style style:name="ce17" style:family="table-cell" style:parent-style-name="Default">
      <style:table-cell-properties fo:border-bottom="2.49pt solid #000000" fo:border-left="2.49pt solid #000000" fo:border-right="0.99pt solid #000000" fo:border-top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style:cell-protect="formula-hidden" style:print-content="true" style:text-align-source="fix" style:repeat-content="false" fo:border-left="2.49pt solid #000000" fo:border-right="0.99pt solid #000000" fo:border-top="none"/>
      <style:paragraph-properties fo:text-align="center" fo:margin-left="0in"/>
    </style:style>
    <style:style style:name="ce19" style:family="table-cell" style:parent-style-name="Default">
      <style:table-cell-properties fo:border-bottom="none" fo:background-color="#cfe7f5" style:cell-protect="formula-hidden" style:print-content="true" style:text-align-source="fix" style:repeat-content="false" fo:border-left="2.49pt solid #000000" fo:border-right="0.99pt solid #000000" fo:border-top="none"/>
      <style:paragraph-properties fo:text-align="center" fo:margin-left="0in"/>
    </style:style>
    <style:style style:name="ce20" style:family="table-cell" style:parent-style-name="Default">
      <style:table-cell-properties fo:border-bottom="2.49pt solid #000000" fo:border-left="0.99pt solid #000000" fo:border-right="2.49pt solid #000000" fo:border-top="2.49pt solid #000000"/>
      <style:text-properties fo:font-size="10.5pt" style:font-size-asian="10.5pt" style:font-size-complex="10.5pt"/>
    </style:style>
    <style:style style:name="ce21" style:family="table-cell" style:parent-style-name="Default" style:data-style-name="N1">
      <style:table-cell-properties fo:border-bottom="2.49pt solid #000000" style:text-align-source="fix" style:repeat-content="false" fo:border-left="none" fo:border-right="none" fo:border-top="none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style:cell-protect="formula-hidden" style:print-content="true" style:text-align-source="fix" style:repeat-content="false" fo:border-left="0.51pt solid #000000" fo:border-right="none" fo:border-top="none"/>
      <style:paragraph-properties fo:text-align="center" fo:margin-left="0in"/>
    </style:style>
    <style:style style:name="ce23" style:family="table-cell" style:parent-style-name="Default">
      <style:table-cell-properties fo:border-bottom="none" fo:background-color="#cfe7f5" style:cell-protect="formula-hidden" style:print-content="true" style:text-align-source="fix" style:repeat-content="false" fo:border-left="0.51pt solid #000000" fo:border-right="none" fo:border-top="none"/>
      <style:paragraph-properties fo:text-align="center" fo:margin-left="0in"/>
    </style:style>
    <style:style style:name="ce24" style:family="table-cell" style:parent-style-name="Default" style:data-style-name="N121">
      <style:table-cell-properties fo:border-bottom="2.49pt solid #000000" style:text-align-source="fix" style:repeat-content="false" fo:border-left="2.49pt solid #000000" fo:border-right="0.99pt solid #000000" fo:border-top="2.49pt solid #000000"/>
      <style:paragraph-properties fo:text-align="center" fo:margin-left="0in"/>
      <style:text-properties fo:font-size="10.5pt" style:font-size-asian="10.5pt" style:font-size-complex="10.5pt"/>
    </style:style>
    <style:style style:name="ce25" style:family="table-cell" style:parent-style-name="Default" style:data-style-name="N121">
      <style:table-cell-properties fo:border-bottom="2.49pt solid #000000" fo:border-left="2.49pt solid #000000" fo:border-right="0.99pt solid #000000" fo:border-top="none"/>
      <style:text-properties fo:color="#000000" style:font-name="Segoe UI" fo:font-size="12pt" fo:language="zxx" fo:country="none" style:font-name-asian="Segoe UI" style:font-size-asian="12pt" style:language-asian="zxx" style:country-asian="none" style:font-name-complex="Segoe UI" style:font-size-complex="12pt" style:language-complex="zxx" style:country-complex="none"/>
    </style:style>
    <style:style style:name="ce26" style:family="table-cell" style:parent-style-name="Default" style:data-style-name="N121">
      <style:table-cell-properties fo:border-bottom="none" style:cell-protect="formula-hidden" style:print-content="true" fo:border-left="2.49pt solid #000000" fo:border-right="0.99pt solid #000000" fo:border-top="none"/>
    </style:style>
    <style:style style:name="ce27" style:family="table-cell" style:parent-style-name="Default" style:data-style-name="N121">
      <style:table-cell-properties fo:border-bottom="none" fo:background-color="#cfe7f5" style:cell-protect="formula-hidden" style:print-content="true" fo:border-left="2.49pt solid #000000" fo:border-right="0.99pt solid #000000" fo:border-top="none"/>
    </style:style>
    <style:style style:name="ce28" style:family="table-cell" style:parent-style-name="Default" style:data-style-name="N121">
      <style:table-cell-properties fo:border-bottom="none" fo:border-left="2.49pt solid #000000" fo:border-right="0.99pt solid #000000" fo:border-top="none"/>
    </style:style>
    <style:style style:name="ce29" style:family="table-cell" style:parent-style-name="Default" style:data-style-name="N121">
      <style:table-cell-properties fo:border-bottom="2.49pt solid #000000" style:text-align-source="fix" style:repeat-content="false" fo:border-left="0.99pt solid #000000" fo:border-right="0.99pt solid #000000" fo:border-top="2.49pt solid #000000"/>
      <style:paragraph-properties fo:text-align="center" fo:margin-left="0in"/>
      <style:text-properties fo:font-size="10.5pt" style:font-size-asian="10.5pt" style:font-size-complex="10.5pt"/>
    </style:style>
    <style:style style:name="ce30" style:family="table-cell" style:parent-style-name="Default" style:data-style-name="N121">
      <style:table-cell-properties fo:border-bottom="2.49pt solid #000000" fo:border-left="0.99pt solid #000000" fo:border-right="0.99pt solid #000000" fo:border-top="none"/>
      <style:text-properties fo:color="#000000" style:font-name="Segoe UI" fo:font-size="12pt" fo:language="zxx" fo:country="none" style:font-name-asian="Segoe UI" style:font-size-asian="12pt" style:language-asian="zxx" style:country-asian="none" style:font-name-complex="Segoe UI" style:font-size-complex="12pt" style:language-complex="zxx" style:country-complex="none"/>
    </style:style>
    <style:style style:name="ce31" style:family="table-cell" style:parent-style-name="Default" style:data-style-name="N121">
      <style:table-cell-properties fo:border-bottom="none" style:cell-protect="formula-hidden" style:print-content="true" fo:border-left="0.99pt solid #000000" fo:border-right="0.99pt solid #000000" fo:border-top="none"/>
    </style:style>
    <style:style style:name="ce32" style:family="table-cell" style:parent-style-name="Default" style:data-style-name="N121">
      <style:table-cell-properties fo:border-bottom="none" fo:background-color="#cfe7f5" style:cell-protect="formula-hidden" style:print-content="true" fo:border-left="0.99pt solid #000000" fo:border-right="0.99pt solid #000000" fo:border-top="none"/>
    </style:style>
    <style:style style:name="ce33" style:family="table-cell" style:parent-style-name="Default" style:data-style-name="N121"/>
    <style:style style:name="ce34" style:family="table-cell" style:parent-style-name="Default" style:data-style-name="N11">
      <style:table-cell-properties fo:border-bottom="2.49pt solid #000000" style:text-align-source="fix" style:repeat-content="false" fo:border-left="0.99pt solid #000000" fo:border-right="0.99pt solid #000000" fo:border-top="2.49pt solid #000000"/>
      <style:paragraph-properties fo:text-align="center" fo:margin-left="0in"/>
      <style:text-properties fo:font-size="10.5pt" style:font-size-asian="10.5pt" style:font-size-complex="10.5pt"/>
    </style:style>
    <style:style style:name="ce35" style:family="table-cell" style:parent-style-name="Default" style:data-style-name="N11">
      <style:table-cell-properties fo:border-bottom="2.49pt solid #000000" fo:border-left="0.99pt solid #000000" fo:border-right="0.99pt solid #000000" fo:border-top="none"/>
      <style:text-properties fo:font-size="12pt" style:font-size-asian="12pt" style:font-size-complex="12pt"/>
      <style:map style:condition="cell-content()=0" style:apply-style-name="Default" style:base-cell-address="Apercu.J5"/>
      <style:map style:condition="cell-content()&lt;0" style:apply-style-name="smaller" style:base-cell-address="Apercu.J5"/>
      <style:map style:condition="cell-content()&gt;0" style:apply-style-name="greater" style:base-cell-address="Apercu.J5"/>
    </style:style>
    <style:style style:name="ce36" style:family="table-cell" style:parent-style-name="Default" style:data-style-name="N11">
      <style:table-cell-properties fo:border-bottom="none" fo:border-left="0.99pt solid #000000" fo:border-right="0.99pt solid #000000" fo:border-top="none"/>
      <style:map style:condition="cell-content()=0" style:apply-style-name="Default" style:base-cell-address="Apercu.J6"/>
      <style:map style:condition="cell-content()&lt;0" style:apply-style-name="smaller" style:base-cell-address="Apercu.J6"/>
      <style:map style:condition="cell-content()&gt;0" style:apply-style-name="greater" style:base-cell-address="Apercu.J6"/>
    </style:style>
    <style:style style:name="ce37" style:family="table-cell" style:parent-style-name="Default" style:data-style-name="N11">
      <style:table-cell-properties fo:border-bottom="none" fo:background-color="#cfe7f5" fo:border-left="0.99pt solid #000000" fo:border-right="0.99pt solid #000000" fo:border-top="none"/>
      <style:map style:condition="cell-content()=0" style:apply-style-name="Default" style:base-cell-address="Apercu.J6"/>
      <style:map style:condition="cell-content()&lt;0" style:apply-style-name="smaller" style:base-cell-address="Apercu.J6"/>
      <style:map style:condition="cell-content()&gt;0" style:apply-style-name="greater" style:base-cell-address="Apercu.J6"/>
    </style:style>
    <style:style style:name="ce38" style:family="table-cell" style:parent-style-name="Default" style:data-style-name="N11">
      <style:table-cell-properties fo:border-bottom="none" fo:border-left="0.99pt solid #000000" fo:border-right="0.99pt solid #000000" fo:border-top="none"/>
      <style:map style:condition="cell-content()=0" style:apply-style-name="Default" style:base-cell-address="Apercu.J56"/>
      <style:map style:condition="cell-content()&lt;0" style:apply-style-name="smaller" style:base-cell-address="Apercu.J56"/>
      <style:map style:condition="cell-content()&gt;0" style:apply-style-name="greater" style:base-cell-address="Apercu.J56"/>
    </style:style>
    <style:style style:name="ce39" style:family="table-cell" style:parent-style-name="Default" style:data-style-name="N11">
      <style:table-cell-properties fo:border-bottom="none" fo:background-color="#cfe7f5" fo:border-left="0.99pt solid #000000" fo:border-right="0.99pt solid #000000" fo:border-top="none"/>
      <style:map style:condition="cell-content()=0" style:apply-style-name="Default" style:base-cell-address="Apercu.J57"/>
      <style:map style:condition="cell-content()&lt;0" style:apply-style-name="smaller" style:base-cell-address="Apercu.J57"/>
      <style:map style:condition="cell-content()&gt;0" style:apply-style-name="greater" style:base-cell-address="Apercu.J57"/>
    </style:style>
    <style:style style:name="ce40" style:family="table-cell" style:parent-style-name="Default" style:data-style-name="N11">
      <style:table-cell-properties fo:border-bottom="none" fo:border-left="0.99pt solid #000000" fo:border-right="0.99pt solid #000000" fo:border-top="none"/>
      <style:map style:condition="cell-content()=0" style:apply-style-name="Default" style:base-cell-address="Apercu.J57"/>
      <style:map style:condition="cell-content()&lt;0" style:apply-style-name="smaller" style:base-cell-address="Apercu.J57"/>
      <style:map style:condition="cell-content()&gt;0" style:apply-style-name="greater" style:base-cell-address="Apercu.J57"/>
    </style:style>
    <style:style style:name="ce41" style:family="table-cell" style:parent-style-name="Default" style:data-style-name="N11">
      <style:table-cell-properties fo:border-bottom="none" fo:border-left="0.99pt solid #000000" fo:border-right="0.99pt solid #000000" fo:border-top="none"/>
    </style:style>
    <style:style style:name="ce42" style:family="table-cell" style:parent-style-name="Default" style:data-style-name="N121">
      <style:table-cell-properties fo:border-bottom="2.49pt solid #000000" style:text-align-source="fix" style:repeat-content="false" fo:border-left="none" fo:border-right="none" fo:border-top="2.49pt solid #000000"/>
      <style:paragraph-properties fo:text-align="center" fo:margin-left="0in"/>
      <style:text-properties fo:font-size="10.5pt" style:font-size-asian="10.5pt" style:font-size-complex="10.5pt"/>
    </style:style>
    <style:style style:name="ce43" style:family="table-cell" style:parent-style-name="Default" style:data-style-name="N121">
      <style:table-cell-properties fo:border-bottom="2.49pt solid #000000" fo:border-left="0.99pt solid #000000" fo:border-right="none" fo:border-top="none"/>
      <style:text-properties fo:font-size="12pt" style:font-size-asian="12pt" style:font-size-complex="12pt"/>
      <style:map style:condition="cell-content()=0" style:apply-style-name="Default" style:base-cell-address="Apercu.J5"/>
      <style:map style:condition="cell-content()&lt;0" style:apply-style-name="smaller" style:base-cell-address="Apercu.J5"/>
      <style:map style:condition="cell-content()&gt;0" style:apply-style-name="greater" style:base-cell-address="Apercu.J5"/>
    </style:style>
    <style:style style:name="ce44" style:family="table-cell" style:parent-style-name="Default" style:data-style-name="N121">
      <style:table-cell-properties fo:border-bottom="none" fo:border-left="0.99pt solid #000000" fo:border-right="none" fo:border-top="none"/>
      <style:map style:condition="cell-content()=0" style:apply-style-name="Default" style:base-cell-address="Apercu.J6"/>
      <style:map style:condition="cell-content()&lt;0" style:apply-style-name="smaller" style:base-cell-address="Apercu.J6"/>
      <style:map style:condition="cell-content()&gt;0" style:apply-style-name="greater" style:base-cell-address="Apercu.J6"/>
    </style:style>
    <style:style style:name="ce45" style:family="table-cell" style:parent-style-name="Default" style:data-style-name="N121">
      <style:table-cell-properties fo:border-bottom="none" fo:background-color="#cfe7f5" fo:border-left="0.99pt solid #000000" fo:border-right="none" fo:border-top="none"/>
      <style:map style:condition="cell-content()=0" style:apply-style-name="Default" style:base-cell-address="Apercu.J6"/>
      <style:map style:condition="cell-content()&lt;0" style:apply-style-name="smaller" style:base-cell-address="Apercu.J6"/>
      <style:map style:condition="cell-content()&gt;0" style:apply-style-name="greater" style:base-cell-address="Apercu.J6"/>
    </style:style>
    <style:style style:name="ce46" style:family="table-cell" style:parent-style-name="Default" style:data-style-name="N121">
      <style:table-cell-properties fo:border-bottom="none" fo:border-left="0.99pt solid #000000" fo:border-right="none" fo:border-top="none"/>
      <style:map style:condition="cell-content()=0" style:apply-style-name="Default" style:base-cell-address="Apercu.J56"/>
      <style:map style:condition="cell-content()&lt;0" style:apply-style-name="smaller" style:base-cell-address="Apercu.J56"/>
      <style:map style:condition="cell-content()&gt;0" style:apply-style-name="greater" style:base-cell-address="Apercu.J56"/>
    </style:style>
    <style:style style:name="ce47" style:family="table-cell" style:parent-style-name="Default" style:data-style-name="N121">
      <style:table-cell-properties fo:border-bottom="none" fo:background-color="#cfe7f5" fo:border-left="0.99pt solid #000000" fo:border-right="none" fo:border-top="none"/>
      <style:map style:condition="cell-content()=0" style:apply-style-name="Default" style:base-cell-address="Apercu.J57"/>
      <style:map style:condition="cell-content()&lt;0" style:apply-style-name="smaller" style:base-cell-address="Apercu.J57"/>
      <style:map style:condition="cell-content()&gt;0" style:apply-style-name="greater" style:base-cell-address="Apercu.J57"/>
    </style:style>
    <style:style style:name="ce48" style:family="table-cell" style:parent-style-name="Default" style:data-style-name="N121">
      <style:table-cell-properties fo:border-bottom="none" fo:border-left="0.99pt solid #000000" fo:border-right="none" fo:border-top="none"/>
      <style:map style:condition="cell-content()=0" style:apply-style-name="Default" style:base-cell-address="Apercu.J57"/>
      <style:map style:condition="cell-content()&lt;0" style:apply-style-name="smaller" style:base-cell-address="Apercu.J57"/>
      <style:map style:condition="cell-content()&gt;0" style:apply-style-name="greater" style:base-cell-address="Apercu.J57"/>
    </style:style>
    <style:style style:name="ce49" style:family="table-cell" style:parent-style-name="Default" style:data-style-name="N11"/>
    <style:style style:name="ce50" style:family="table-cell" style:parent-style-name="Default" style:data-style-name="N121">
      <style:table-cell-properties fo:border-bottom="2.49pt solid #000000" style:text-align-source="fix" style:repeat-content="false" fo:border-left="none" fo:border-right="2.49pt solid #000000" fo:border-top="2.49pt solid #000000"/>
      <style:paragraph-properties fo:text-align="center" fo:margin-left="0in"/>
      <style:text-properties fo:font-size="10.5pt" style:font-size-asian="10.5pt" style:font-size-complex="10.5pt"/>
    </style:style>
    <style:style style:name="ce51" style:family="table-cell" style:parent-style-name="Default" style:data-style-name="N121">
      <style:table-cell-properties fo:border-bottom="2.49pt solid #000000" fo:border-left="0.99pt solid #000000" fo:border-right="2.49pt solid #000000" fo:border-top="none"/>
      <style:text-properties fo:font-size="12pt" style:font-size-asian="12pt" style:font-size-complex="12pt"/>
      <style:map style:condition="cell-content()=0" style:apply-style-name="Default" style:base-cell-address="Apercu.J5"/>
      <style:map style:condition="cell-content()&lt;0" style:apply-style-name="smaller" style:base-cell-address="Apercu.J5"/>
      <style:map style:condition="cell-content()&gt;0" style:apply-style-name="greater" style:base-cell-address="Apercu.J5"/>
    </style:style>
    <style:style style:name="ce52" style:family="table-cell" style:parent-style-name="Default" style:data-style-name="N121">
      <style:table-cell-properties fo:border-bottom="none" fo:border-left="0.99pt solid #000000" fo:border-right="2.49pt solid #000000" fo:border-top="none"/>
      <style:map style:condition="cell-content()=0" style:apply-style-name="Default" style:base-cell-address="Apercu.J6"/>
      <style:map style:condition="cell-content()&lt;0" style:apply-style-name="smaller" style:base-cell-address="Apercu.J6"/>
      <style:map style:condition="cell-content()&gt;0" style:apply-style-name="greater" style:base-cell-address="Apercu.J6"/>
    </style:style>
    <style:style style:name="ce53" style:family="table-cell" style:parent-style-name="Default" style:data-style-name="N121">
      <style:table-cell-properties fo:border-bottom="none" fo:background-color="#cfe7f5" fo:border-left="0.99pt solid #000000" fo:border-right="2.49pt solid #000000" fo:border-top="none"/>
      <style:map style:condition="cell-content()=0" style:apply-style-name="Default" style:base-cell-address="Apercu.J6"/>
      <style:map style:condition="cell-content()&lt;0" style:apply-style-name="smaller" style:base-cell-address="Apercu.J6"/>
      <style:map style:condition="cell-content()&gt;0" style:apply-style-name="greater" style:base-cell-address="Apercu.J6"/>
    </style:style>
    <style:style style:name="ce54" style:family="table-cell" style:parent-style-name="Default" style:data-style-name="N121">
      <style:table-cell-properties fo:border-bottom="none" fo:border-left="0.99pt solid #000000" fo:border-right="2.49pt solid #000000" fo:border-top="none"/>
      <style:map style:condition="cell-content()=0" style:apply-style-name="Default" style:base-cell-address="Apercu.J56"/>
      <style:map style:condition="cell-content()&lt;0" style:apply-style-name="smaller" style:base-cell-address="Apercu.J56"/>
      <style:map style:condition="cell-content()&gt;0" style:apply-style-name="greater" style:base-cell-address="Apercu.J56"/>
    </style:style>
    <style:style style:name="ce55" style:family="table-cell" style:parent-style-name="Default" style:data-style-name="N121">
      <style:table-cell-properties fo:border-bottom="none" fo:background-color="#cfe7f5" fo:border-left="0.99pt solid #000000" fo:border-right="2.49pt solid #000000" fo:border-top="none"/>
      <style:map style:condition="cell-content()=0" style:apply-style-name="Default" style:base-cell-address="Apercu.J57"/>
      <style:map style:condition="cell-content()&lt;0" style:apply-style-name="smaller" style:base-cell-address="Apercu.J57"/>
      <style:map style:condition="cell-content()&gt;0" style:apply-style-name="greater" style:base-cell-address="Apercu.J57"/>
    </style:style>
    <style:style style:name="ce56" style:family="table-cell" style:parent-style-name="Default" style:data-style-name="N121">
      <style:table-cell-properties fo:border-bottom="none" fo:border-left="0.99pt solid #000000" fo:border-right="2.49pt solid #000000" fo:border-top="none"/>
      <style:map style:condition="cell-content()=0" style:apply-style-name="Default" style:base-cell-address="Apercu.J57"/>
      <style:map style:condition="cell-content()&lt;0" style:apply-style-name="smaller" style:base-cell-address="Apercu.J57"/>
      <style:map style:condition="cell-content()&gt;0" style:apply-style-name="greater" style:base-cell-address="Apercu.J57"/>
    </style:style>
    <style:style style:name="ce57" style:family="table-cell" style:parent-style-name="Default" style:data-style-name="N121">
      <style:table-cell-properties fo:border-bottom="none" fo:border-left="none" fo:border-right="2.49pt solid #000000" fo:border-top="none"/>
    </style:style>
    <style:style style:name="ce58" style:family="table-cell" style:parent-style-name="Default">
      <style:table-cell-properties fo:border-bottom="0.06pt solid #000000" fo:background-color="#cccccc" fo:border-left="0.06pt solid #000000" fo:border-right="0.99pt solid #000000" fo:border-top="0.06pt solid #000000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59" style:family="table-cell" style:parent-style-name="Default">
      <style:table-cell-properties fo:border-bottom="0.06pt solid #000000" fo:background-color="#cccccc" fo:border-left="0.06pt solid #000000" fo:border-right="none" fo:border-top="0.06pt solid #000000"/>
    </style:style>
    <style:style style:name="ce60" style:family="table-cell" style:parent-style-name="Default">
      <style:table-cell-properties style:text-align-source="fix" style:repeat-content="false"/>
      <style:paragraph-properties fo:text-align="center"/>
    </style:style>
    <style:style style:name="ce61" style:family="table-cell" style:parent-style-name="Default">
      <style:table-cell-properties fo:background-color="#cccccc" style:cell-protect="formula-hidden" style:print-content="true" fo:border="0.06pt solid #000000"/>
    </style:style>
    <style:style style:name="ce62" style:family="table-cell" style:parent-style-name="Default">
      <style:table-cell-properties fo:border-bottom="0.06pt solid #000000" fo:background-color="#cccccc" fo:border-left="0.06pt solid #000000" fo:border-right="0.99pt solid #000000" fo:border-top="0.06pt solid #000000"/>
    </style:style>
    <style:style style:name="ce63" style:family="table-cell" style:parent-style-name="Default">
      <style:table-cell-properties fo:background-color="#cccccc" fo:border="0.06pt solid #000000"/>
    </style:style>
    <style:style style:name="ce6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gr1" style:family="graphic">
      <style:graphic-properties draw:marker-start="Extrémités_20_de_20_ligne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Extrémités_20_de_20_ligne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Extrémités_20_de_20_ligne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ontent-validations>
        <table:content-validation table:name="val1" table:condition="of:cell-content-is-whole-number() and cell-content-is-between(0,1)" table:allow-empty-cell="true" table:base-cell-address="Apercu.Q6">
          <table:error-message table:message-type="stop" table:display="true"/>
        </table:content-validation>
      </table:content-validations>
      <table:table table:name="Apercu" table:style-name="ta1" table:print="false"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default-cell-style-name="ce10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default-cell-style-name="ce28"/>
        <table:table-column table:style-name="co7" table:default-cell-style-name="ce33"/>
        <table:table-column table:style-name="co8" table:default-cell-style-name="ce41"/>
        <table:table-column table:style-name="co9" table:default-cell-style-name="ce33"/>
        <table:table-column table:style-name="co7" table:default-cell-style-name="ce28"/>
        <table:table-column table:style-name="co7" table:default-cell-style-name="ce33"/>
        <table:table-column table:style-name="co8" table:default-cell-style-name="ce41"/>
        <table:table-column table:style-name="co9" table:default-cell-style-name="ce57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ce33"/>
          <table:table-cell/>
          <table:table-cell table:style-name="ce49"/>
          <table:table-cell table:style-name="ce33"/>
          <table:table-cell table:number-columns-repeated="4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15" office:value-type="string" calcext:value-type="string" table:number-columns-spanned="5" table:number-rows-spanned="1">
            <text:p>Portefeuille</text:p>
          </table:table-cell>
          <table:covered-table-cell/>
          <table:covered-table-cell table:number-columns-repeated="3" table:style-name="Default"/>
          <table:table-cell/>
          <table:table-cell table:style-name="ce33"/>
          <table:table-cell/>
          <table:table-cell table:style-name="ce49" office:value-type="string" calcext:value-type="string" table:number-columns-spanned="2" table:number-rows-spanned="1">
            <text:p>© CodeArtha</text:p>
          </table:table-cell>
          <table:covered-table-cell table:style-name="ce33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ce33"/>
          <table:table-cell/>
          <table:table-cell table:style-name="ce49"/>
          <table:table-cell table:style-name="ce33"/>
          <table:table-cell table:number-columns-repeated="2"/>
          <table:table-cell table:style-name="ce60"/>
          <table:table-cell/>
        </table:table-row>
        <table:table-row table:style-name="ro3">
          <table:table-cell table:number-columns-repeated="2"/>
          <table:table-cell table:style-name="ce1" office:value-type="string" calcext:value-type="string">
            <text:p>Date Achat</text:p>
          </table:table-cell>
          <table:table-cell table:style-name="ce6" office:value-type="string" calcext:value-type="string">
            <text:p>Date Vente</text:p>
          </table:table-cell>
          <table:table-cell table:style-name="ce11" office:value-type="string" calcext:value-type="string">
            <text:p>Titre</text:p>
          </table:table-cell>
          <table:table-cell table:style-name="ce16" office:value-type="string" calcext:value-type="string">
            <text:p>Symbole</text:p>
          </table:table-cell>
          <table:table-cell table:style-name="ce20" office:value-type="string" calcext:value-type="string">
            <text:p>Quantité</text:p>
          </table:table-cell>
          <table:table-cell table:style-name="ce24" office:value-type="string" calcext:value-type="string">
            <office:annotation draw:style-name="gr1" draw:text-style-name="P1" svg:width="1.1413in" svg:height="0.3902in" svg:x="6.7941in" svg:y="0in" draw:caption-point-x="-0.2134in" draw:caption-point-y="0.5303in">
              <dc:creator>A</dc:creator>
              <dc:date>2014-04-26T00:00:00</dc:date>
              <text:p text:style-name="P1"><text:span text:style-name="T1">Prix marché à l'achat</text:span></text:p>
            </office:annotation>
            <text:p>Prix Brut Achat</text:p>
          </table:table-cell>
          <table:table-cell table:style-name="ce29" office:value-type="string" calcext:value-type="string">
            <office:annotation draw:style-name="gr1" draw:text-style-name="P1" svg:width="1.1413in" svg:height="0.3902in" svg:x="7.9697in" svg:y="0in" draw:caption-point-x="-0.2091in" draw:caption-point-y="0.5303in">
              <dc:creator>A</dc:creator>
              <dc:date>2014-04-26T00:00:00</dc:date>
              <text:p text:style-name="P1"><text:span text:style-name="T1">Prix marché à la vente</text:span></text:p>
            </office:annotation>
            <text:p>Prix Brut Vente</text:p>
          </table:table-cell>
          <table:table-cell table:style-name="ce34" office:value-type="string" calcext:value-type="string">
            <text:p>Gain Brut</text:p>
          </table:table-cell>
          <table:table-cell table:style-name="ce42" office:value-type="string" calcext:value-type="string">
            <text:p>Gain Brut</text:p>
          </table:table-cell>
          <table:table-cell table:style-name="ce24" office:value-type="string" calcext:value-type="string">
            <office:annotation draw:style-name="gr2" draw:text-style-name="P1" svg:width="1.1413in" svg:height="0.2346in" svg:x="10.9071in" svg:y="0in" draw:caption-point-x="-0.198in" draw:caption-point-y="0.5303in">
              <dc:creator>A</dc:creator>
              <dc:date>2014-04-26T00:00:00</dc:date>
              <text:p text:style-name="P1"><text:span text:style-name="T1">Prix d'achat TTC</text:span></text:p>
            </office:annotation>
            <text:p>Prix Net Achat</text:p>
          </table:table-cell>
          <table:table-cell table:style-name="ce29" office:value-type="string" calcext:value-type="string">
            <office:annotation draw:style-name="gr1" draw:text-style-name="P1" svg:width="1.1413in" svg:height="0.3902in" svg:x="12.0827in" svg:y="0in" draw:caption-point-x="-0.1937in" draw:caption-point-y="0.5303in">
              <dc:creator>A</dc:creator>
              <dc:date>2014-04-26T00:00:00</dc:date>
              <text:p text:style-name="P1"><text:span text:style-name="T1">Prix de vente TTC</text:span></text:p>
            </office:annotation>
            <text:p>Prix Net Vente</text:p>
          </table:table-cell>
          <table:table-cell table:style-name="ce34" office:value-type="string" calcext:value-type="string">
            <text:p>Gain Net</text:p>
          </table:table-cell>
          <table:table-cell table:style-name="ce50" office:value-type="string" calcext:value-type="string">
            <office:annotation draw:style-name="gr1" draw:text-style-name="P1" svg:width="1.1413in" svg:height="0.3902in" svg:x="13.8445in" svg:y="0in" draw:caption-point-x="-0.187in" draw:caption-point-y="0.5303in">
              <dc:creator>A</dc:creator>
              <dc:date>2014-04-26T00:00:00</dc:date>
              <text:p text:style-name="P1"><text:span text:style-name="T1">Montant net C/D du compte</text:span></text:p>
            </office:annotation>
            <text:p>Gain Net</text:p>
          </table:table-cell>
          <table:table-cell/>
          <table:table-cell table:style-name="ce58" office:value-type="string" calcext:value-type="string">
            <text:p>options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2" office:value-type="string" calcext:value-type="string" table:number-columns-spanned="4" table:number-rows-spanned="1">
            <text:p><text:s/>TOTAL</text:p>
          </table:table-cell>
          <table:covered-table-cell table:style-name="ce7"/>
          <table:covered-table-cell table:style-name="ce12"/>
          <table:covered-table-cell table:style-name="ce17"/>
          <table:table-cell table:style-name="ce21" office:value-type="float" office:value="15" calcext:value-type="float">
            <text:p>15</text:p>
          </table:table-cell>
          <table:table-cell table:style-name="ce25" table:formula="of:=IF([.R5]=1;SUMPRODUCT([.G6:.G55];[.H6:.H55]);SUM([.H6:.H55]))" office:value-type="currency" office:currency="EUR" office:value="5492.81" calcext:value-type="currency">
            <text:p>5,492.81 €</text:p>
          </table:table-cell>
          <table:table-cell table:style-name="ce30" table:formula="of:=IF([.R5]=1;SUMPRODUCT([.G6:.G55];[.I6:.I55]);SUM([.I6:.I55]))" office:value-type="currency" office:currency="EUR" office:value="6029.04" calcext:value-type="currency">
            <text:p>6,029.04 €</text:p>
          </table:table-cell>
          <table:table-cell table:style-name="ce35" table:formula="of:=IF([.H5]=0;0;([.I5]-[.H5])/[.H5])" office:value-type="percentage" office:value="0.0976239848092325" calcext:value-type="percentage">
            <text:p>9.76%</text:p>
          </table:table-cell>
          <table:table-cell table:style-name="ce43" table:formula="of:=SUM([.K6:.K55])" office:value-type="currency" office:currency="EUR" office:value="536.23" calcext:value-type="currency">
            <text:p>536.23 €</text:p>
          </table:table-cell>
          <table:table-cell table:style-name="ce25" table:formula="of:=IF([.R6]=1;SUMPRODUCT([.G6:.G55];[.L6:.L55]);SUM([.L6:.L55]))" office:value-type="currency" office:currency="EUR" office:value="5572.33" calcext:value-type="currency">
            <text:p>5,572.33 €</text:p>
          </table:table-cell>
          <table:table-cell table:style-name="ce30" table:formula="of:=IF([.R6]=1;SUMPRODUCT([.G6:.G55];[.M6:.M55]);SUM([.M6:.M55]))" office:value-type="currency" office:currency="EUR" office:value="6006.1525" calcext:value-type="currency">
            <text:p>6,006.15 €</text:p>
          </table:table-cell>
          <table:table-cell table:style-name="ce35" table:formula="of:=IF([.L5]=0;0;([.M5]-[.L5])/[.L5])" office:value-type="percentage" office:value="0.0778529807100441" calcext:value-type="percentage">
            <text:p>7.79%</text:p>
          </table:table-cell>
          <table:table-cell table:style-name="ce51" table:formula="of:=SUM([.O6:.O55])" office:value-type="currency" office:currency="EUR" office:value="433.8225" calcext:value-type="currency">
            <text:p>433.82 €</text:p>
          </table:table-cell>
          <table:table-cell/>
          <table:table-cell table:style-name="ce59" office:value-type="string" calcext:value-type="string">
            <text:p>prix bruts</text:p>
          </table:table-cell>
          <table:table-cell table:style-name="ce61" table:content-validation-name="val1" office:value-type="float" office:value="1" calcext:value-type="float">
            <text:p>1</text:p>
          </table:table-cell>
          <table:table-cell table:style-name="ce62" office:value-type="string" calcext:value-type="string">
            <office:annotation draw:style-name="gr3" draw:text-style-name="P1" svg:width="1.1413in" svg:height="0.7012in" svg:x="16.7539in" svg:y="1.1319in" draw:caption-point-x="0.2717in" draw:caption-point-y="-0.3843in">
              <dc:creator>A</dc:creator>
              <dc:date>2014-04-26T00:00:00</dc:date>
              <text:p text:style-name="P1"><text:span text:style-name="T1">Le prix est exprimé selon le montant total de la transaction.</text:span></text:p>
            </office:annotation>
            <text:p>0 = total sur ordre</text:p>
          </table:table-cell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 office:value-type="string" calcext:value-type="string">
            <text:p>thrombogenics</text:p>
          </table:table-cell>
          <table:table-cell table:style-name="ce18" office:value-type="string" calcext:value-type="string">
            <text:p>thr.br</text:p>
          </table:table-cell>
          <table:table-cell table:style-name="ce22" office:value-type="float" office:value="15" calcext:value-type="float">
            <text:p>15</text:p>
          </table:table-cell>
          <table:table-cell table:style-name="ce26" office:value-type="currency" office:currency="EUR" office:value="17.19" calcext:value-type="currency">
            <text:p>17.19 €</text:p>
          </table:table-cell>
          <table:table-cell table:style-name="ce31" office:value-type="currency" office:currency="EUR" office:value="21.1" calcext:value-type="currency">
            <text:p>21.10 €</text:p>
          </table:table-cell>
          <table:table-cell table:style-name="ce36" table:formula="of:=IF([.H6]=0;0;([.I6]-[.H6])/[.H6])" office:value-type="percentage" office:value="0.227457824316463" calcext:value-type="percentage">
            <text:p>22.75%</text:p>
          </table:table-cell>
          <table:table-cell table:style-name="ce44" table:formula="of:=([.I6]-[.H6])*(([.G6]*[$Config.$C$3])+1-[$Config.$C$3])" office:value-type="currency" office:currency="EUR" office:value="58.65" calcext:value-type="currency">
            <text:p>58.65 €</text:p>
          </table:table-cell>
          <table:table-cell table:style-name="ce26" office:value-type="currency" office:currency="EUR" office:value="264.49" calcext:value-type="currency">
            <text:p>264.49 €</text:p>
          </table:table-cell>
          <table:table-cell table:style-name="ce31" office:value-type="currency" office:currency="EUR" office:value="309.71" calcext:value-type="currency">
            <text:p>309.71 €</text:p>
          </table:table-cell>
          <table:table-cell table:style-name="ce36" table:formula="of:=IF([.L6]=0;0;([.M6]-[.L6])/[.L6])" office:value-type="percentage" office:value="0.170970547090627" calcext:value-type="percentage">
            <text:p>17.10%</text:p>
          </table:table-cell>
          <table:table-cell table:style-name="ce52" table:formula="of:=([.M6]-[.L6])*(([.G6]*[$Config.$C$4])+1+[$Config.$C$4])" office:value-type="currency" office:currency="EUR" office:value="45.22" calcext:value-type="currency">
            <text:p>45.22 €</text:p>
          </table:table-cell>
          <table:table-cell/>
          <table:table-cell table:style-name="ce59" office:value-type="string" calcext:value-type="string">
            <text:p>prix nets</text:p>
          </table:table-cell>
          <table:table-cell table:style-name="ce61" table:content-validation-name="val1" office:value-type="float" office:value="0" calcext:value-type="float">
            <text:p>0</text:p>
          </table:table-cell>
          <table:table-cell table:style-name="ce63" office:value-type="string" calcext:value-type="string">
            <text:p>1 = par action</text:p>
          </table:table-cell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 office:value-type="string" calcext:value-type="string">
            <text:p>chargeurs</text:p>
          </table:table-cell>
          <table:table-cell table:style-name="ce19" office:value-type="string" calcext:value-type="string">
            <text:p>cri.pa</text:p>
          </table:table-cell>
          <table:table-cell table:style-name="ce23" office:value-type="float" office:value="175" calcext:value-type="float">
            <text:p>175</text:p>
          </table:table-cell>
          <table:table-cell table:style-name="ce27" office:value-type="currency" office:currency="EUR" office:value="5.6" calcext:value-type="currency">
            <text:p>5.60 €</text:p>
          </table:table-cell>
          <table:table-cell table:style-name="ce32" office:value-type="currency" office:currency="EUR" office:value="5.6" calcext:value-type="currency">
            <text:p>5.60 €</text:p>
          </table:table-cell>
          <table:table-cell table:style-name="ce37" table:formula="of:=IF([.H7]=0;0;([.I7]-[.H7])/[.H7])" office:value-type="percentage" office:value="0" calcext:value-type="percentage">
            <text:p>0.00%</text:p>
          </table:table-cell>
          <table:table-cell table:style-name="ce44" table:formula="of:=([.I7]-[.H7])*(([.G7]*[$Config.$C$3])+1-[$Config.$C$3])" office:value-type="currency" office:currency="EUR" office:value="0" calcext:value-type="currency">
            <text:p>0.00 €</text:p>
          </table:table-cell>
          <table:table-cell table:style-name="ce27" office:value-type="currency" office:currency="EUR" office:value="988.45" calcext:value-type="currency">
            <text:p>988.45 €</text:p>
          </table:table-cell>
          <table:table-cell table:style-name="ce32" office:value-type="currency" office:currency="EUR" office:value="988.45" calcext:value-type="currency">
            <text:p>988.45 €</text:p>
          </table:table-cell>
          <table:table-cell table:style-name="ce37" table:formula="of:=IF([.L7]=0;0;([.M7]-[.L7])/[.L7])" office:value-type="percentage" office:value="0" calcext:value-type="percentage">
            <text:p>0.00%</text:p>
          </table:table-cell>
          <table:table-cell table:style-name="ce53" table:formula="of:=([.M7]-[.L7])*(([.G7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 office:value-type="string" calcext:value-type="string">
            <text:p>transgène</text:p>
          </table:table-cell>
          <table:table-cell table:style-name="ce18" office:value-type="string" calcext:value-type="string">
            <text:p>tng.pa</text:p>
          </table:table-cell>
          <table:table-cell table:style-name="ce22" office:value-type="float" office:value="55" calcext:value-type="float">
            <text:p>55</text:p>
          </table:table-cell>
          <table:table-cell table:style-name="ce26" office:value-type="currency" office:currency="EUR" office:value="12.4" calcext:value-type="currency">
            <text:p>12.40 €</text:p>
          </table:table-cell>
          <table:table-cell table:style-name="ce31" office:value-type="currency" office:currency="EUR" office:value="12.4" calcext:value-type="currency">
            <text:p>12.40 €</text:p>
          </table:table-cell>
          <table:table-cell table:style-name="ce36" table:formula="of:=IF([.H8]=0;0;([.I8]-[.H8])/[.H8])" office:value-type="percentage" office:value="0" calcext:value-type="percentage">
            <text:p>0.00%</text:p>
          </table:table-cell>
          <table:table-cell table:style-name="ce44" table:formula="of:=([.I8]-[.H8])*(([.G8]*[.$R$5])+1-[.$R$5])" office:value-type="currency" office:currency="EUR" office:value="0" calcext:value-type="currency">
            <text:p>0.00 €</text:p>
          </table:table-cell>
          <table:table-cell table:style-name="ce26" office:value-type="currency" office:currency="EUR" office:value="689.71" calcext:value-type="currency">
            <text:p>689.71 €</text:p>
          </table:table-cell>
          <table:table-cell table:style-name="ce31" office:value-type="currency" office:currency="EUR" office:value="689.71" calcext:value-type="currency">
            <text:p>689.71 €</text:p>
          </table:table-cell>
          <table:table-cell table:style-name="ce36" table:formula="of:=IF([.L8]=0;0;([.M8]-[.L8])/[.L8])" office:value-type="percentage" office:value="0" calcext:value-type="percentage">
            <text:p>0.00%</text:p>
          </table:table-cell>
          <table:table-cell table:style-name="ce52" table:formula="of:=([.M8]-[.L8])*(([.G8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 office:value-type="string" calcext:value-type="string">
            <text:p>bioalliance pharma</text:p>
          </table:table-cell>
          <table:table-cell table:style-name="ce19" office:value-type="string" calcext:value-type="string">
            <text:p>bio</text:p>
          </table:table-cell>
          <table:table-cell table:style-name="ce23" office:value-type="float" office:value="32" calcext:value-type="float">
            <text:p>32</text:p>
          </table:table-cell>
          <table:table-cell table:style-name="ce27" office:value-type="currency" office:currency="EUR" office:value="8.78" calcext:value-type="currency">
            <text:p>8.78 €</text:p>
          </table:table-cell>
          <table:table-cell table:style-name="ce32" office:value-type="currency" office:currency="EUR" office:value="9.11" calcext:value-type="currency">
            <text:p>9.11 €</text:p>
          </table:table-cell>
          <table:table-cell table:style-name="ce37" table:formula="of:=IF([.H9]=0;0;([.I9]-[.H9])/[.H9])" office:value-type="percentage" office:value="0.0375854214123007" calcext:value-type="percentage">
            <text:p>3.76%</text:p>
          </table:table-cell>
          <table:table-cell table:style-name="ce45" table:formula="of:=([.I9]-[.H9])*(([.G9]*[.$R$5])+1-[.$R$5])" office:value-type="currency" office:currency="EUR" office:value="10.56" calcext:value-type="currency">
            <text:p>10.56 €</text:p>
          </table:table-cell>
          <table:table-cell table:style-name="ce27" office:value-type="currency" office:currency="EUR" office:value="291.51" calcext:value-type="currency">
            <text:p>291.51 €</text:p>
          </table:table-cell>
          <table:table-cell table:style-name="ce32" office:value-type="currency" office:currency="EUR" office:value="287.79" calcext:value-type="currency">
            <text:p>287.79 €</text:p>
          </table:table-cell>
          <table:table-cell table:style-name="ce37" table:formula="of:=IF([.L9]=0;0;([.M9]-[.L9])/[.L9])" office:value-type="percentage" office:value="-0.0127611402696304" calcext:value-type="percentage">
            <text:p>-1.28%</text:p>
          </table:table-cell>
          <table:table-cell table:style-name="ce53" table:formula="of:=([.M9]-[.L9])*(([.G9]*[.$R$6])+1+[.$R$6])" office:value-type="currency" office:currency="EUR" office:value="-3.71999999999997" calcext:value-type="currency">
            <text:p>-3.72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 office:value-type="string" calcext:value-type="string">
            <text:p>transgène</text:p>
          </table:table-cell>
          <table:table-cell table:style-name="ce18" office:value-type="string" calcext:value-type="string">
            <text:p>tng.pa</text:p>
          </table:table-cell>
          <table:table-cell table:style-name="ce22" office:value-type="float" office:value="40" calcext:value-type="float">
            <text:p>40</text:p>
          </table:table-cell>
          <table:table-cell table:style-name="ce26" office:value-type="currency" office:currency="EUR" office:value="9.4" calcext:value-type="currency">
            <text:p>9.40 €</text:p>
          </table:table-cell>
          <table:table-cell table:style-name="ce31" office:value-type="currency" office:currency="EUR" office:value="9.4" calcext:value-type="currency">
            <text:p>9.40 €</text:p>
          </table:table-cell>
          <table:table-cell table:style-name="ce36" table:formula="of:=IF([.H10]=0;0;([.I10]-[.H10])/[.H10])" office:value-type="percentage" office:value="0" calcext:value-type="percentage">
            <text:p>0.00%</text:p>
          </table:table-cell>
          <table:table-cell table:style-name="ce44" table:formula="of:=([.I10]-[.H10])*(([.G10]*[.$R$5])+1-[.$R$5])" office:value-type="currency" office:currency="EUR" office:value="0" calcext:value-type="currency">
            <text:p>0.00 €</text:p>
          </table:table-cell>
          <table:table-cell table:style-name="ce26" office:value-type="currency" office:currency="EUR" office:value="382.94" calcext:value-type="currency">
            <text:p>382.94 €</text:p>
          </table:table-cell>
          <table:table-cell table:style-name="ce31" office:value-type="currency" office:currency="EUR" office:value="382.94" calcext:value-type="currency">
            <text:p>382.94 €</text:p>
          </table:table-cell>
          <table:table-cell table:style-name="ce36" table:formula="of:=IF([.L10]=0;0;([.M10]-[.L10])/[.L10])" office:value-type="percentage" office:value="0" calcext:value-type="percentage">
            <text:p>0.00%</text:p>
          </table:table-cell>
          <table:table-cell table:style-name="ce52" table:formula="of:=([.M10]-[.L10])*(([.G10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 office:value-type="string" calcext:value-type="string">
            <text:p>bioalliance pharma</text:p>
          </table:table-cell>
          <table:table-cell table:style-name="ce19" office:value-type="string" calcext:value-type="string">
            <text:p>bio</text:p>
          </table:table-cell>
          <table:table-cell table:style-name="ce23" office:value-type="float" office:value="32" calcext:value-type="float">
            <text:p>32</text:p>
          </table:table-cell>
          <table:table-cell table:style-name="ce27" office:value-type="currency" office:currency="EUR" office:value="7.5" calcext:value-type="currency">
            <text:p>7.50 €</text:p>
          </table:table-cell>
          <table:table-cell table:style-name="ce32" office:value-type="currency" office:currency="EUR" office:value="9.11" calcext:value-type="currency">
            <text:p>9.11 €</text:p>
          </table:table-cell>
          <table:table-cell table:style-name="ce37" table:formula="of:=IF([.H11]=0;0;([.I11]-[.H11])/[.H11])" office:value-type="percentage" office:value="0.214666666666667" calcext:value-type="percentage">
            <text:p>21.47%</text:p>
          </table:table-cell>
          <table:table-cell table:style-name="ce45" table:formula="of:=([.I11]-[.H11])*(([.G11]*[.$R$5])+1-[.$R$5])" office:value-type="currency" office:currency="EUR" office:value="51.52" calcext:value-type="currency">
            <text:p>51.52 €</text:p>
          </table:table-cell>
          <table:table-cell table:style-name="ce27" office:value-type="currency" office:currency="EUR" office:value="246.6" calcext:value-type="currency">
            <text:p>246.60 €</text:p>
          </table:table-cell>
          <table:table-cell table:style-name="ce32" office:value-type="currency" office:currency="EUR" office:value="287.79" calcext:value-type="currency">
            <text:p>287.79 €</text:p>
          </table:table-cell>
          <table:table-cell table:style-name="ce37" table:formula="of:=IF([.L11]=0;0;([.M11]-[.L11])/[.L11])" office:value-type="percentage" office:value="0.167031630170316" calcext:value-type="percentage">
            <text:p>16.70%</text:p>
          </table:table-cell>
          <table:table-cell table:style-name="ce53" table:formula="of:=([.M11]-[.L11])*(([.G11]*[.$R$6])+1+[.$R$6])" office:value-type="currency" office:currency="EUR" office:value="41.19" calcext:value-type="currency">
            <text:p>41.19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 office:value-type="string" calcext:value-type="string">
            <text:p>nanobiotix</text:p>
          </table:table-cell>
          <table:table-cell table:style-name="ce18" office:value-type="string" calcext:value-type="string">
            <text:p>nano</text:p>
          </table:table-cell>
          <table:table-cell table:style-name="ce22" office:value-type="float" office:value="30" calcext:value-type="float">
            <text:p>30</text:p>
          </table:table-cell>
          <table:table-cell table:style-name="ce26" office:value-type="currency" office:currency="EUR" office:value="15.5" calcext:value-type="currency">
            <text:p>15.50 €</text:p>
          </table:table-cell>
          <table:table-cell table:style-name="ce31" office:value-type="currency" office:currency="EUR" office:value="19.3" calcext:value-type="currency">
            <text:p>19.30 €</text:p>
          </table:table-cell>
          <table:table-cell table:style-name="ce36" table:formula="of:=IF([.H12]=0;0;([.I12]-[.H12])/[.H12])" office:value-type="percentage" office:value="0.245161290322581" calcext:value-type="percentage">
            <text:p>24.52%</text:p>
          </table:table-cell>
          <table:table-cell table:style-name="ce44" table:formula="of:=([.I12]-[.H12])*(([.G12]*[.$R$5])+1-[.$R$5])" office:value-type="currency" office:currency="EUR" office:value="114" calcext:value-type="currency">
            <text:p>114.00 €</text:p>
          </table:table-cell>
          <table:table-cell table:style-name="ce26" office:value-type="currency" office:currency="EUR" office:value="472.16" calcext:value-type="currency">
            <text:p>472.16 €</text:p>
          </table:table-cell>
          <table:table-cell table:style-name="ce31" office:value-type="currency" office:currency="EUR" office:value="571.55" calcext:value-type="currency">
            <text:p>571.55 €</text:p>
          </table:table-cell>
          <table:table-cell table:style-name="ce36" table:formula="of:=IF([.L12]=0;0;([.M12]-[.L12])/[.L12])" office:value-type="percentage" office:value="0.21050067773636" calcext:value-type="percentage">
            <text:p>21.05%</text:p>
          </table:table-cell>
          <table:table-cell table:style-name="ce52" table:formula="of:=([.M12]-[.L12])*(([.G12]*[.$R$6])+1+[.$R$6])" office:value-type="currency" office:currency="EUR" office:value="99.3899999999999" calcext:value-type="currency">
            <text:p>99.39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 office:value-type="string" calcext:value-type="string">
            <text:p>innate pharma</text:p>
          </table:table-cell>
          <table:table-cell table:style-name="ce19" office:value-type="string" calcext:value-type="string">
            <text:p>iph.pa</text:p>
          </table:table-cell>
          <table:table-cell table:style-name="ce23" office:value-type="float" office:value="50" calcext:value-type="float">
            <text:p>50</text:p>
          </table:table-cell>
          <table:table-cell table:style-name="ce27" office:value-type="currency" office:currency="EUR" office:value="7.4" calcext:value-type="currency">
            <text:p>7.40 €</text:p>
          </table:table-cell>
          <table:table-cell table:style-name="ce32" office:value-type="currency" office:currency="EUR" office:value="9.5" calcext:value-type="currency">
            <text:p>9.50 €</text:p>
          </table:table-cell>
          <table:table-cell table:style-name="ce37" table:formula="of:=IF([.H13]=0;0;([.I13]-[.H13])/[.H13])" office:value-type="percentage" office:value="0.283783783783784" calcext:value-type="percentage">
            <text:p>28.38%</text:p>
          </table:table-cell>
          <table:table-cell table:style-name="ce45" table:formula="of:=([.I13]-[.H13])*(([.G13]*[.$R$5])+1-[.$R$5])" office:value-type="currency" office:currency="EUR" office:value="105" calcext:value-type="currency">
            <text:p>105.00 €</text:p>
          </table:table-cell>
          <table:table-cell table:style-name="ce27" office:value-type="currency" office:currency="EUR" office:value="376.93" calcext:value-type="currency">
            <text:p>376.93 €</text:p>
          </table:table-cell>
          <table:table-cell table:style-name="ce32" office:value-type="currency" office:currency="EUR" office:value="467.8125" calcext:value-type="currency">
            <text:p>467.81 €</text:p>
          </table:table-cell>
          <table:table-cell table:style-name="ce37" table:formula="of:=IF([.L13]=0;0;([.M13]-[.L13])/[.L13])" office:value-type="percentage" office:value="0.241112408139442" calcext:value-type="percentage">
            <text:p>24.11%</text:p>
          </table:table-cell>
          <table:table-cell table:style-name="ce53" table:formula="of:=([.M13]-[.L13])*(([.G13]*[.$R$6])+1+[.$R$6])" office:value-type="currency" office:currency="EUR" office:value="90.8825" calcext:value-type="currency">
            <text:p>90.88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 office:value-type="string" calcext:value-type="string">
            <text:p>thalès</text:p>
          </table:table-cell>
          <table:table-cell table:style-name="ce18" office:value-type="string" calcext:value-type="string">
            <text:p>ho.pa</text:p>
          </table:table-cell>
          <table:table-cell table:style-name="ce22" office:value-type="float" office:value="23" calcext:value-type="float">
            <text:p>23</text:p>
          </table:table-cell>
          <table:table-cell table:style-name="ce26" office:value-type="currency" office:currency="EUR" office:value="42" calcext:value-type="currency">
            <text:p>42.00 €</text:p>
          </table:table-cell>
          <table:table-cell table:style-name="ce31" office:value-type="currency" office:currency="EUR" office:value="45" calcext:value-type="currency">
            <text:p>45.00 €</text:p>
          </table:table-cell>
          <table:table-cell table:style-name="ce36" table:formula="of:=IF([.H14]=0;0;([.I14]-[.H14])/[.H14])" office:value-type="percentage" office:value="0.0714285714285714" calcext:value-type="percentage">
            <text:p>7.14%</text:p>
          </table:table-cell>
          <table:table-cell table:style-name="ce44" table:formula="of:=([.I14]-[.H14])*(([.G14]*[.$R$5])+1-[.$R$5])" office:value-type="currency" office:currency="EUR" office:value="69" calcext:value-type="currency">
            <text:p>69.00 €</text:p>
          </table:table-cell>
          <table:table-cell table:style-name="ce26" office:value-type="currency" office:currency="EUR" office:value="976.35" calcext:value-type="currency">
            <text:p>976.35 €</text:p>
          </table:table-cell>
          <table:table-cell table:style-name="ce31" office:value-type="currency" office:currency="EUR" office:value="1026.41" calcext:value-type="currency">
            <text:p>1,026.41 €</text:p>
          </table:table-cell>
          <table:table-cell table:style-name="ce36" table:formula="of:=IF([.L14]=0;0;([.M14]-[.L14])/[.L14])" office:value-type="percentage" office:value="0.0512725969170892" calcext:value-type="percentage">
            <text:p>5.13%</text:p>
          </table:table-cell>
          <table:table-cell table:style-name="ce52" table:formula="of:=([.M14]-[.L14])*(([.G14]*[.$R$6])+1+[.$R$6])" office:value-type="currency" office:currency="EUR" office:value="50.0600000000001" calcext:value-type="currency">
            <text:p>50.06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 office:value-type="string" calcext:value-type="string">
            <text:p>delta drone</text:p>
          </table:table-cell>
          <table:table-cell table:style-name="ce19" office:value-type="string" calcext:value-type="string">
            <text:p>aldr.pa</text:p>
          </table:table-cell>
          <table:table-cell table:style-name="ce23" office:value-type="float" office:value="250" calcext:value-type="float">
            <text:p>250</text:p>
          </table:table-cell>
          <table:table-cell table:style-name="ce27" office:value-type="currency" office:currency="EUR" office:value="3.5" calcext:value-type="currency">
            <text:p>3.50 €</text:p>
          </table:table-cell>
          <table:table-cell table:style-name="ce32" office:value-type="currency" office:currency="EUR" office:value="4.01" calcext:value-type="currency">
            <text:p>4.01 €</text:p>
          </table:table-cell>
          <table:table-cell table:style-name="ce37" table:formula="of:=IF([.H15]=0;0;([.I15]-[.H15])/[.H15])" office:value-type="percentage" office:value="0.145714285714286" calcext:value-type="percentage">
            <text:p>14.57%</text:p>
          </table:table-cell>
          <table:table-cell table:style-name="ce45" table:formula="of:=([.I15]-[.H15])*(([.G15]*[.$R$5])+1-[.$R$5])" office:value-type="currency" office:currency="EUR" office:value="127.5" calcext:value-type="currency">
            <text:p>127.50 €</text:p>
          </table:table-cell>
          <table:table-cell table:style-name="ce27" office:value-type="currency" office:currency="EUR" office:value="883.19" calcext:value-type="currency">
            <text:p>883.19 €</text:p>
          </table:table-cell>
          <table:table-cell table:style-name="ce32" office:value-type="currency" office:currency="EUR" office:value="993.99" calcext:value-type="currency">
            <text:p>993.99 €</text:p>
          </table:table-cell>
          <table:table-cell table:style-name="ce37" table:formula="of:=IF([.L15]=0;0;([.M15]-[.L15])/[.L15])" office:value-type="percentage" office:value="0.125454319002706" calcext:value-type="percentage">
            <text:p>12.55%</text:p>
          </table:table-cell>
          <table:table-cell table:style-name="ce53" table:formula="of:=([.M15]-[.L15])*(([.G15]*[.$R$6])+1+[.$R$6])" office:value-type="currency" office:currency="EUR" office:value="110.8" calcext:value-type="currency">
            <text:p>110.8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 office:value-type="currency" office:currency="EUR" office:value="5" calcext:value-type="currency">
            <text:p>5.00 €</text:p>
          </table:table-cell>
          <table:table-cell table:style-name="ce31"/>
          <table:table-cell table:style-name="ce36" table:formula="of:=IF([.H16]=0;0;([.I16]-[.H16])/[.H16])" office:value-type="percentage" office:value="-1" calcext:value-type="percentage">
            <text:p>-100.00%</text:p>
          </table:table-cell>
          <table:table-cell table:style-name="ce44" table:formula="of:=([.I16]-[.H16])*(([.G16]*[.$R$5])+1-[.$R$5])" office:value-type="currency" office:currency="EUR" office:value="-0" calcext:value-type="currency">
            <text:p>0.00 €</text:p>
          </table:table-cell>
          <table:table-cell table:style-name="ce26"/>
          <table:table-cell table:style-name="ce31"/>
          <table:table-cell table:style-name="ce36" table:formula="of:=IF([.L16]=0;0;([.M16]-[.L16])/[.L16])" office:value-type="percentage" office:value="0" calcext:value-type="percentage">
            <text:p>0.00%</text:p>
          </table:table-cell>
          <table:table-cell table:style-name="ce52" table:formula="of:=([.M16]-[.L16])*(([.G16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7" table:formula="of:=IF([.H17]=0;0;([.I17]-[.H17])/[.H17])" office:value-type="percentage" office:value="0" calcext:value-type="percentage">
            <text:p>0.00%</text:p>
          </table:table-cell>
          <table:table-cell table:style-name="ce45" table:formula="of:=([.I17]-[.H17])*(([.G17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7" table:formula="of:=IF([.L17]=0;0;([.M17]-[.L17])/[.L17])" office:value-type="percentage" office:value="0" calcext:value-type="percentage">
            <text:p>0.00%</text:p>
          </table:table-cell>
          <table:table-cell table:style-name="ce53" table:formula="of:=([.M17]-[.L17])*(([.G17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36" table:formula="of:=IF([.H18]=0;0;([.I18]-[.H18])/[.H18])" office:value-type="percentage" office:value="0" calcext:value-type="percentage">
            <text:p>0.00%</text:p>
          </table:table-cell>
          <table:table-cell table:style-name="ce44" table:formula="of:=([.I18]-[.H18])*(([.G18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36" table:formula="of:=IF([.L18]=0;0;([.M18]-[.L18])/[.L18])" office:value-type="percentage" office:value="0" calcext:value-type="percentage">
            <text:p>0.00%</text:p>
          </table:table-cell>
          <table:table-cell table:style-name="ce52" table:formula="of:=([.M18]-[.L18])*(([.G18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7" table:formula="of:=IF([.H19]=0;0;([.I19]-[.H19])/[.H19])" office:value-type="percentage" office:value="0" calcext:value-type="percentage">
            <text:p>0.00%</text:p>
          </table:table-cell>
          <table:table-cell table:style-name="ce45" table:formula="of:=([.I19]-[.H19])*(([.G19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7" table:formula="of:=IF([.L19]=0;0;([.M19]-[.L19])/[.L19])" office:value-type="percentage" office:value="0" calcext:value-type="percentage">
            <text:p>0.00%</text:p>
          </table:table-cell>
          <table:table-cell table:style-name="ce53" table:formula="of:=([.M19]-[.L19])*(([.G19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36" table:formula="of:=IF([.H20]=0;0;([.I20]-[.H20])/[.H20])" office:value-type="percentage" office:value="0" calcext:value-type="percentage">
            <text:p>0.00%</text:p>
          </table:table-cell>
          <table:table-cell table:style-name="ce44" table:formula="of:=([.I20]-[.H20])*(([.G20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36" table:formula="of:=IF([.L20]=0;0;([.M20]-[.L20])/[.L20])" office:value-type="percentage" office:value="0" calcext:value-type="percentage">
            <text:p>0.00%</text:p>
          </table:table-cell>
          <table:table-cell table:style-name="ce52" table:formula="of:=([.M20]-[.L20])*(([.G20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7" table:formula="of:=IF([.H21]=0;0;([.I21]-[.H21])/[.H21])" office:value-type="percentage" office:value="0" calcext:value-type="percentage">
            <text:p>0.00%</text:p>
          </table:table-cell>
          <table:table-cell table:style-name="ce45" table:formula="of:=([.I21]-[.H21])*(([.G21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7" table:formula="of:=IF([.L21]=0;0;([.M21]-[.L21])/[.L21])" office:value-type="percentage" office:value="0" calcext:value-type="percentage">
            <text:p>0.00%</text:p>
          </table:table-cell>
          <table:table-cell table:style-name="ce53" table:formula="of:=([.M21]-[.L21])*(([.G21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36" table:formula="of:=IF([.H22]=0;0;([.I22]-[.H22])/[.H22])" office:value-type="percentage" office:value="0" calcext:value-type="percentage">
            <text:p>0.00%</text:p>
          </table:table-cell>
          <table:table-cell table:style-name="ce44" table:formula="of:=([.I22]-[.H22])*(([.G22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36" table:formula="of:=IF([.L22]=0;0;([.M22]-[.L22])/[.L22])" office:value-type="percentage" office:value="0" calcext:value-type="percentage">
            <text:p>0.00%</text:p>
          </table:table-cell>
          <table:table-cell table:style-name="ce52" table:formula="of:=([.M22]-[.L22])*(([.G22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7" table:formula="of:=IF([.H23]=0;0;([.I23]-[.H23])/[.H23])" office:value-type="percentage" office:value="0" calcext:value-type="percentage">
            <text:p>0.00%</text:p>
          </table:table-cell>
          <table:table-cell table:style-name="ce45" table:formula="of:=([.I23]-[.H23])*(([.G23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7" table:formula="of:=IF([.L23]=0;0;([.M23]-[.L23])/[.L23])" office:value-type="percentage" office:value="0" calcext:value-type="percentage">
            <text:p>0.00%</text:p>
          </table:table-cell>
          <table:table-cell table:style-name="ce53" table:formula="of:=([.M23]-[.L23])*(([.G23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36" table:formula="of:=IF([.H24]=0;0;([.I24]-[.H24])/[.H24])" office:value-type="percentage" office:value="0" calcext:value-type="percentage">
            <text:p>0.00%</text:p>
          </table:table-cell>
          <table:table-cell table:style-name="ce44" table:formula="of:=([.I24]-[.H24])*(([.G24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36" table:formula="of:=IF([.L24]=0;0;([.M24]-[.L24])/[.L24])" office:value-type="percentage" office:value="0" calcext:value-type="percentage">
            <text:p>0.00%</text:p>
          </table:table-cell>
          <table:table-cell table:style-name="ce52" table:formula="of:=([.M24]-[.L24])*(([.G24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7" table:formula="of:=IF([.H25]=0;0;([.I25]-[.H25])/[.H25])" office:value-type="percentage" office:value="0" calcext:value-type="percentage">
            <text:p>0.00%</text:p>
          </table:table-cell>
          <table:table-cell table:style-name="ce45" table:formula="of:=([.I25]-[.H25])*(([.G25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7" table:formula="of:=IF([.L25]=0;0;([.M25]-[.L25])/[.L25])" office:value-type="percentage" office:value="0" calcext:value-type="percentage">
            <text:p>0.00%</text:p>
          </table:table-cell>
          <table:table-cell table:style-name="ce53" table:formula="of:=([.M25]-[.L25])*(([.G25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36" table:formula="of:=IF([.H26]=0;0;([.I26]-[.H26])/[.H26])" office:value-type="percentage" office:value="0" calcext:value-type="percentage">
            <text:p>0.00%</text:p>
          </table:table-cell>
          <table:table-cell table:style-name="ce44" table:formula="of:=([.I26]-[.H26])*(([.G26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36" table:formula="of:=IF([.L26]=0;0;([.M26]-[.L26])/[.L26])" office:value-type="percentage" office:value="0" calcext:value-type="percentage">
            <text:p>0.00%</text:p>
          </table:table-cell>
          <table:table-cell table:style-name="ce52" table:formula="of:=([.M26]-[.L26])*(([.G26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7" table:formula="of:=IF([.H27]=0;0;([.I27]-[.H27])/[.H27])" office:value-type="percentage" office:value="0" calcext:value-type="percentage">
            <text:p>0.00%</text:p>
          </table:table-cell>
          <table:table-cell table:style-name="ce45" table:formula="of:=([.I27]-[.H27])*(([.G27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7" table:formula="of:=IF([.L27]=0;0;([.M27]-[.L27])/[.L27])" office:value-type="percentage" office:value="0" calcext:value-type="percentage">
            <text:p>0.00%</text:p>
          </table:table-cell>
          <table:table-cell table:style-name="ce53" table:formula="of:=([.M27]-[.L27])*(([.G27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36" table:formula="of:=IF([.H28]=0;0;([.I28]-[.H28])/[.H28])" office:value-type="percentage" office:value="0" calcext:value-type="percentage">
            <text:p>0.00%</text:p>
          </table:table-cell>
          <table:table-cell table:style-name="ce44" table:formula="of:=([.I28]-[.H28])*(([.G28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36" table:formula="of:=IF([.L28]=0;0;([.M28]-[.L28])/[.L28])" office:value-type="percentage" office:value="0" calcext:value-type="percentage">
            <text:p>0.00%</text:p>
          </table:table-cell>
          <table:table-cell table:style-name="ce52" table:formula="of:=([.M28]-[.L28])*(([.G28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7" table:formula="of:=IF([.H29]=0;0;([.I29]-[.H29])/[.H29])" office:value-type="percentage" office:value="0" calcext:value-type="percentage">
            <text:p>0.00%</text:p>
          </table:table-cell>
          <table:table-cell table:style-name="ce45" table:formula="of:=([.I29]-[.H29])*(([.G29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7" table:formula="of:=IF([.L29]=0;0;([.M29]-[.L29])/[.L29])" office:value-type="percentage" office:value="0" calcext:value-type="percentage">
            <text:p>0.00%</text:p>
          </table:table-cell>
          <table:table-cell table:style-name="ce53" table:formula="of:=([.M29]-[.L29])*(([.G29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36" table:formula="of:=IF([.H30]=0;0;([.I30]-[.H30])/[.H30])" office:value-type="percentage" office:value="0" calcext:value-type="percentage">
            <text:p>0.00%</text:p>
          </table:table-cell>
          <table:table-cell table:style-name="ce44" table:formula="of:=([.I30]-[.H30])*(([.G30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36" table:formula="of:=IF([.L30]=0;0;([.M30]-[.L30])/[.L30])" office:value-type="percentage" office:value="0" calcext:value-type="percentage">
            <text:p>0.00%</text:p>
          </table:table-cell>
          <table:table-cell table:style-name="ce52" table:formula="of:=([.M30]-[.L30])*(([.G30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7" table:formula="of:=IF([.H31]=0;0;([.I31]-[.H31])/[.H31])" office:value-type="percentage" office:value="0" calcext:value-type="percentage">
            <text:p>0.00%</text:p>
          </table:table-cell>
          <table:table-cell table:style-name="ce45" table:formula="of:=([.I31]-[.H31])*(([.G31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7" table:formula="of:=IF([.L31]=0;0;([.M31]-[.L31])/[.L31])" office:value-type="percentage" office:value="0" calcext:value-type="percentage">
            <text:p>0.00%</text:p>
          </table:table-cell>
          <table:table-cell table:style-name="ce53" table:formula="of:=([.M31]-[.L31])*(([.G31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36" table:formula="of:=IF([.H32]=0;0;([.I32]-[.H32])/[.H32])" office:value-type="percentage" office:value="0" calcext:value-type="percentage">
            <text:p>0.00%</text:p>
          </table:table-cell>
          <table:table-cell table:style-name="ce44" table:formula="of:=([.I32]-[.H32])*(([.G32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36" table:formula="of:=IF([.L32]=0;0;([.M32]-[.L32])/[.L32])" office:value-type="percentage" office:value="0" calcext:value-type="percentage">
            <text:p>0.00%</text:p>
          </table:table-cell>
          <table:table-cell table:style-name="ce52" table:formula="of:=([.M32]-[.L32])*(([.G32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7" table:formula="of:=IF([.H33]=0;0;([.I33]-[.H33])/[.H33])" office:value-type="percentage" office:value="0" calcext:value-type="percentage">
            <text:p>0.00%</text:p>
          </table:table-cell>
          <table:table-cell table:style-name="ce45" table:formula="of:=([.I33]-[.H33])*(([.G33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7" table:formula="of:=IF([.L33]=0;0;([.M33]-[.L33])/[.L33])" office:value-type="percentage" office:value="0" calcext:value-type="percentage">
            <text:p>0.00%</text:p>
          </table:table-cell>
          <table:table-cell table:style-name="ce53" table:formula="of:=([.M33]-[.L33])*(([.G33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36" table:formula="of:=IF([.H34]=0;0;([.I34]-[.H34])/[.H34])" office:value-type="percentage" office:value="0" calcext:value-type="percentage">
            <text:p>0.00%</text:p>
          </table:table-cell>
          <table:table-cell table:style-name="ce44" table:formula="of:=([.I34]-[.H34])*(([.G34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36" table:formula="of:=IF([.L34]=0;0;([.M34]-[.L34])/[.L34])" office:value-type="percentage" office:value="0" calcext:value-type="percentage">
            <text:p>0.00%</text:p>
          </table:table-cell>
          <table:table-cell table:style-name="ce52" table:formula="of:=([.M34]-[.L34])*(([.G34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7" table:formula="of:=IF([.H35]=0;0;([.I35]-[.H35])/[.H35])" office:value-type="percentage" office:value="0" calcext:value-type="percentage">
            <text:p>0.00%</text:p>
          </table:table-cell>
          <table:table-cell table:style-name="ce45" table:formula="of:=([.I35]-[.H35])*(([.G35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7" table:formula="of:=IF([.L35]=0;0;([.M35]-[.L35])/[.L35])" office:value-type="percentage" office:value="0" calcext:value-type="percentage">
            <text:p>0.00%</text:p>
          </table:table-cell>
          <table:table-cell table:style-name="ce53" table:formula="of:=([.M35]-[.L35])*(([.G35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36" table:formula="of:=IF([.H36]=0;0;([.I36]-[.H36])/[.H36])" office:value-type="percentage" office:value="0" calcext:value-type="percentage">
            <text:p>0.00%</text:p>
          </table:table-cell>
          <table:table-cell table:style-name="ce44" table:formula="of:=([.I36]-[.H36])*(([.G36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36" table:formula="of:=IF([.L36]=0;0;([.M36]-[.L36])/[.L36])" office:value-type="percentage" office:value="0" calcext:value-type="percentage">
            <text:p>0.00%</text:p>
          </table:table-cell>
          <table:table-cell table:style-name="ce52" table:formula="of:=([.M36]-[.L36])*(([.G36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7" table:formula="of:=IF([.H37]=0;0;([.I37]-[.H37])/[.H37])" office:value-type="percentage" office:value="0" calcext:value-type="percentage">
            <text:p>0.00%</text:p>
          </table:table-cell>
          <table:table-cell table:style-name="ce45" table:formula="of:=([.I37]-[.H37])*(([.G37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7" table:formula="of:=IF([.L37]=0;0;([.M37]-[.L37])/[.L37])" office:value-type="percentage" office:value="0" calcext:value-type="percentage">
            <text:p>0.00%</text:p>
          </table:table-cell>
          <table:table-cell table:style-name="ce53" table:formula="of:=([.M37]-[.L37])*(([.G37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36" table:formula="of:=IF([.H38]=0;0;([.I38]-[.H38])/[.H38])" office:value-type="percentage" office:value="0" calcext:value-type="percentage">
            <text:p>0.00%</text:p>
          </table:table-cell>
          <table:table-cell table:style-name="ce44" table:formula="of:=([.I38]-[.H38])*(([.G38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36" table:formula="of:=IF([.L38]=0;0;([.M38]-[.L38])/[.L38])" office:value-type="percentage" office:value="0" calcext:value-type="percentage">
            <text:p>0.00%</text:p>
          </table:table-cell>
          <table:table-cell table:style-name="ce52" table:formula="of:=([.M38]-[.L38])*(([.G38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7" table:formula="of:=IF([.H39]=0;0;([.I39]-[.H39])/[.H39])" office:value-type="percentage" office:value="0" calcext:value-type="percentage">
            <text:p>0.00%</text:p>
          </table:table-cell>
          <table:table-cell table:style-name="ce45" table:formula="of:=([.I39]-[.H39])*(([.G39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7" table:formula="of:=IF([.L39]=0;0;([.M39]-[.L39])/[.L39])" office:value-type="percentage" office:value="0" calcext:value-type="percentage">
            <text:p>0.00%</text:p>
          </table:table-cell>
          <table:table-cell table:style-name="ce53" table:formula="of:=([.M39]-[.L39])*(([.G39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36" table:formula="of:=IF([.H40]=0;0;([.I40]-[.H40])/[.H40])" office:value-type="percentage" office:value="0" calcext:value-type="percentage">
            <text:p>0.00%</text:p>
          </table:table-cell>
          <table:table-cell table:style-name="ce44" table:formula="of:=([.I40]-[.H40])*(([.G40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36" table:formula="of:=IF([.L40]=0;0;([.M40]-[.L40])/[.L40])" office:value-type="percentage" office:value="0" calcext:value-type="percentage">
            <text:p>0.00%</text:p>
          </table:table-cell>
          <table:table-cell table:style-name="ce52" table:formula="of:=([.M40]-[.L40])*(([.G40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7" table:formula="of:=IF([.H41]=0;0;([.I41]-[.H41])/[.H41])" office:value-type="percentage" office:value="0" calcext:value-type="percentage">
            <text:p>0.00%</text:p>
          </table:table-cell>
          <table:table-cell table:style-name="ce45" table:formula="of:=([.I41]-[.H41])*(([.G41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7" table:formula="of:=IF([.L41]=0;0;([.M41]-[.L41])/[.L41])" office:value-type="percentage" office:value="0" calcext:value-type="percentage">
            <text:p>0.00%</text:p>
          </table:table-cell>
          <table:table-cell table:style-name="ce53" table:formula="of:=([.M41]-[.L41])*(([.G41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36" table:formula="of:=IF([.H42]=0;0;([.I42]-[.H42])/[.H42])" office:value-type="percentage" office:value="0" calcext:value-type="percentage">
            <text:p>0.00%</text:p>
          </table:table-cell>
          <table:table-cell table:style-name="ce44" table:formula="of:=([.I42]-[.H42])*(([.G42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36" table:formula="of:=IF([.L42]=0;0;([.M42]-[.L42])/[.L42])" office:value-type="percentage" office:value="0" calcext:value-type="percentage">
            <text:p>0.00%</text:p>
          </table:table-cell>
          <table:table-cell table:style-name="ce52" table:formula="of:=([.M42]-[.L42])*(([.G42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7" table:formula="of:=IF([.H43]=0;0;([.I43]-[.H43])/[.H43])" office:value-type="percentage" office:value="0" calcext:value-type="percentage">
            <text:p>0.00%</text:p>
          </table:table-cell>
          <table:table-cell table:style-name="ce45" table:formula="of:=([.I43]-[.H43])*(([.G43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7" table:formula="of:=IF([.L43]=0;0;([.M43]-[.L43])/[.L43])" office:value-type="percentage" office:value="0" calcext:value-type="percentage">
            <text:p>0.00%</text:p>
          </table:table-cell>
          <table:table-cell table:style-name="ce53" table:formula="of:=([.M43]-[.L43])*(([.G43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36" table:formula="of:=IF([.H44]=0;0;([.I44]-[.H44])/[.H44])" office:value-type="percentage" office:value="0" calcext:value-type="percentage">
            <text:p>0.00%</text:p>
          </table:table-cell>
          <table:table-cell table:style-name="ce44" table:formula="of:=([.I44]-[.H44])*(([.G44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36" table:formula="of:=IF([.L44]=0;0;([.M44]-[.L44])/[.L44])" office:value-type="percentage" office:value="0" calcext:value-type="percentage">
            <text:p>0.00%</text:p>
          </table:table-cell>
          <table:table-cell table:style-name="ce52" table:formula="of:=([.M44]-[.L44])*(([.G44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7" table:formula="of:=IF([.H45]=0;0;([.I45]-[.H45])/[.H45])" office:value-type="percentage" office:value="0" calcext:value-type="percentage">
            <text:p>0.00%</text:p>
          </table:table-cell>
          <table:table-cell table:style-name="ce45" table:formula="of:=([.I45]-[.H45])*(([.G45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7" table:formula="of:=IF([.L45]=0;0;([.M45]-[.L45])/[.L45])" office:value-type="percentage" office:value="0" calcext:value-type="percentage">
            <text:p>0.00%</text:p>
          </table:table-cell>
          <table:table-cell table:style-name="ce53" table:formula="of:=([.M45]-[.L45])*(([.G45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36" table:formula="of:=IF([.H46]=0;0;([.I46]-[.H46])/[.H46])" office:value-type="percentage" office:value="0" calcext:value-type="percentage">
            <text:p>0.00%</text:p>
          </table:table-cell>
          <table:table-cell table:style-name="ce44" table:formula="of:=([.I46]-[.H46])*(([.G46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36" table:formula="of:=IF([.L46]=0;0;([.M46]-[.L46])/[.L46])" office:value-type="percentage" office:value="0" calcext:value-type="percentage">
            <text:p>0.00%</text:p>
          </table:table-cell>
          <table:table-cell table:style-name="ce52" table:formula="of:=([.M46]-[.L46])*(([.G46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7" table:formula="of:=IF([.H47]=0;0;([.I47]-[.H47])/[.H47])" office:value-type="percentage" office:value="0" calcext:value-type="percentage">
            <text:p>0.00%</text:p>
          </table:table-cell>
          <table:table-cell table:style-name="ce45" table:formula="of:=([.I47]-[.H47])*(([.G47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7" table:formula="of:=IF([.L47]=0;0;([.M47]-[.L47])/[.L47])" office:value-type="percentage" office:value="0" calcext:value-type="percentage">
            <text:p>0.00%</text:p>
          </table:table-cell>
          <table:table-cell table:style-name="ce53" table:formula="of:=([.M47]-[.L47])*(([.G47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36" table:formula="of:=IF([.H48]=0;0;([.I48]-[.H48])/[.H48])" office:value-type="percentage" office:value="0" calcext:value-type="percentage">
            <text:p>0.00%</text:p>
          </table:table-cell>
          <table:table-cell table:style-name="ce44" table:formula="of:=([.I48]-[.H48])*(([.G48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36" table:formula="of:=IF([.L48]=0;0;([.M48]-[.L48])/[.L48])" office:value-type="percentage" office:value="0" calcext:value-type="percentage">
            <text:p>0.00%</text:p>
          </table:table-cell>
          <table:table-cell table:style-name="ce52" table:formula="of:=([.M48]-[.L48])*(([.G48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7" table:formula="of:=IF([.H49]=0;0;([.I49]-[.H49])/[.H49])" office:value-type="percentage" office:value="0" calcext:value-type="percentage">
            <text:p>0.00%</text:p>
          </table:table-cell>
          <table:table-cell table:style-name="ce45" table:formula="of:=([.I49]-[.H49])*(([.G49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7" table:formula="of:=IF([.L49]=0;0;([.M49]-[.L49])/[.L49])" office:value-type="percentage" office:value="0" calcext:value-type="percentage">
            <text:p>0.00%</text:p>
          </table:table-cell>
          <table:table-cell table:style-name="ce53" table:formula="of:=([.M49]-[.L49])*(([.G49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36" table:formula="of:=IF([.H50]=0;0;([.I50]-[.H50])/[.H50])" office:value-type="percentage" office:value="0" calcext:value-type="percentage">
            <text:p>0.00%</text:p>
          </table:table-cell>
          <table:table-cell table:style-name="ce44" table:formula="of:=([.I50]-[.H50])*(([.G50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36" table:formula="of:=IF([.L50]=0;0;([.M50]-[.L50])/[.L50])" office:value-type="percentage" office:value="0" calcext:value-type="percentage">
            <text:p>0.00%</text:p>
          </table:table-cell>
          <table:table-cell table:style-name="ce52" table:formula="of:=([.M50]-[.L50])*(([.G50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7" table:formula="of:=IF([.H51]=0;0;([.I51]-[.H51])/[.H51])" office:value-type="percentage" office:value="0" calcext:value-type="percentage">
            <text:p>0.00%</text:p>
          </table:table-cell>
          <table:table-cell table:style-name="ce45" table:formula="of:=([.I51]-[.H51])*(([.G51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7" table:formula="of:=IF([.L51]=0;0;([.M51]-[.L51])/[.L51])" office:value-type="percentage" office:value="0" calcext:value-type="percentage">
            <text:p>0.00%</text:p>
          </table:table-cell>
          <table:table-cell table:style-name="ce53" table:formula="of:=([.M51]-[.L51])*(([.G51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36" table:formula="of:=IF([.H52]=0;0;([.I52]-[.H52])/[.H52])" office:value-type="percentage" office:value="0" calcext:value-type="percentage">
            <text:p>0.00%</text:p>
          </table:table-cell>
          <table:table-cell table:style-name="ce44" table:formula="of:=([.I52]-[.H52])*(([.G52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36" table:formula="of:=IF([.L52]=0;0;([.M52]-[.L52])/[.L52])" office:value-type="percentage" office:value="0" calcext:value-type="percentage">
            <text:p>0.00%</text:p>
          </table:table-cell>
          <table:table-cell table:style-name="ce52" table:formula="of:=([.M52]-[.L52])*(([.G52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7" table:formula="of:=IF([.H53]=0;0;([.I53]-[.H53])/[.H53])" office:value-type="percentage" office:value="0" calcext:value-type="percentage">
            <text:p>0.00%</text:p>
          </table:table-cell>
          <table:table-cell table:style-name="ce45" table:formula="of:=([.I53]-[.H53])*(([.G53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7" table:formula="of:=IF([.L53]=0;0;([.M53]-[.L53])/[.L53])" office:value-type="percentage" office:value="0" calcext:value-type="percentage">
            <text:p>0.00%</text:p>
          </table:table-cell>
          <table:table-cell table:style-name="ce53" table:formula="of:=([.M53]-[.L53])*(([.G53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36" table:formula="of:=IF([.H54]=0;0;([.I54]-[.H54])/[.H54])" office:value-type="percentage" office:value="0" calcext:value-type="percentage">
            <text:p>0.00%</text:p>
          </table:table-cell>
          <table:table-cell table:style-name="ce44" table:formula="of:=([.I54]-[.H54])*(([.G54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36" table:formula="of:=IF([.L54]=0;0;([.M54]-[.L54])/[.L54])" office:value-type="percentage" office:value="0" calcext:value-type="percentage">
            <text:p>0.00%</text:p>
          </table:table-cell>
          <table:table-cell table:style-name="ce52" table:formula="of:=([.M54]-[.L54])*(([.G54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7" table:formula="of:=IF([.H55]=0;0;([.I55]-[.H55])/[.H55])" office:value-type="percentage" office:value="0" calcext:value-type="percentage">
            <text:p>0.00%</text:p>
          </table:table-cell>
          <table:table-cell table:style-name="ce45" table:formula="of:=([.I55]-[.H55])*(([.G55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7" table:formula="of:=IF([.L55]=0;0;([.M55]-[.L55])/[.L55])" office:value-type="percentage" office:value="0" calcext:value-type="percentage">
            <text:p>0.00%</text:p>
          </table:table-cell>
          <table:table-cell table:style-name="ce53" table:formula="of:=([.M55]-[.L55])*(([.G55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38" table:formula="of:=IF([.H56]=0;0;([.I56]-[.H56])/[.H56])" office:value-type="percentage" office:value="0" calcext:value-type="percentage">
            <text:p>0.00%</text:p>
          </table:table-cell>
          <table:table-cell table:style-name="ce46" table:formula="of:=([.I56]-[.H56])*(([.G56]*[.$R$5])+1-[Config.C54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38" table:formula="of:=IF([.L56]=0;0;([.M56]-[.L56])/[.L56])" office:value-type="percentage" office:value="0" calcext:value-type="percentage">
            <text:p>0.00%</text:p>
          </table:table-cell>
          <table:table-cell table:style-name="ce54" table:formula="of:=([.M56]-[.L56])*(([.G56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9" table:formula="of:=IF([.H57]=0;0;([.I57]-[.H57])/[.H57])" office:value-type="percentage" office:value="0" calcext:value-type="percentage">
            <text:p>0.00%</text:p>
          </table:table-cell>
          <table:table-cell table:style-name="ce47" table:formula="of:=([.I57]-[.H57])*(([.G57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9" table:formula="of:=IF([.L57]=0;0;([.M57]-[.L57])/[.L57])" office:value-type="percentage" office:value="0" calcext:value-type="percentage">
            <text:p>0.00%</text:p>
          </table:table-cell>
          <table:table-cell table:style-name="ce55" table:formula="of:=([.M57]-[.L57])*(([.G57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40" table:formula="of:=IF([.H58]=0;0;([.I58]-[.H58])/[.H58])" office:value-type="percentage" office:value="0" calcext:value-type="percentage">
            <text:p>0.00%</text:p>
          </table:table-cell>
          <table:table-cell table:style-name="ce48" table:formula="of:=([.I58]-[.H58])*(([.G58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40" table:formula="of:=IF([.L58]=0;0;([.M58]-[.L58])/[.L58])" office:value-type="percentage" office:value="0" calcext:value-type="percentage">
            <text:p>0.00%</text:p>
          </table:table-cell>
          <table:table-cell table:style-name="ce56" table:formula="of:=([.M58]-[.L58])*(([.G58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9" table:formula="of:=IF([.H59]=0;0;([.I59]-[.H59])/[.H59])" office:value-type="percentage" office:value="0" calcext:value-type="percentage">
            <text:p>0.00%</text:p>
          </table:table-cell>
          <table:table-cell table:style-name="ce47" table:formula="of:=([.I59]-[.H59])*(([.G59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9" table:formula="of:=IF([.L59]=0;0;([.M59]-[.L59])/[.L59])" office:value-type="percentage" office:value="0" calcext:value-type="percentage">
            <text:p>0.00%</text:p>
          </table:table-cell>
          <table:table-cell table:style-name="ce55" table:formula="of:=([.M59]-[.L59])*(([.G59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40" table:formula="of:=IF([.H60]=0;0;([.I60]-[.H60])/[.H60])" office:value-type="percentage" office:value="0" calcext:value-type="percentage">
            <text:p>0.00%</text:p>
          </table:table-cell>
          <table:table-cell table:style-name="ce48" table:formula="of:=([.I60]-[.H60])*(([.G60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40" table:formula="of:=IF([.L60]=0;0;([.M60]-[.L60])/[.L60])" office:value-type="percentage" office:value="0" calcext:value-type="percentage">
            <text:p>0.00%</text:p>
          </table:table-cell>
          <table:table-cell table:style-name="ce56" table:formula="of:=([.M60]-[.L60])*(([.G60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9" table:formula="of:=IF([.H61]=0;0;([.I61]-[.H61])/[.H61])" office:value-type="percentage" office:value="0" calcext:value-type="percentage">
            <text:p>0.00%</text:p>
          </table:table-cell>
          <table:table-cell table:style-name="ce47" table:formula="of:=([.I61]-[.H61])*(([.G61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9" table:formula="of:=IF([.L61]=0;0;([.M61]-[.L61])/[.L61])" office:value-type="percentage" office:value="0" calcext:value-type="percentage">
            <text:p>0.00%</text:p>
          </table:table-cell>
          <table:table-cell table:style-name="ce55" table:formula="of:=([.M61]-[.L61])*(([.G61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40" table:formula="of:=IF([.H62]=0;0;([.I62]-[.H62])/[.H62])" office:value-type="percentage" office:value="0" calcext:value-type="percentage">
            <text:p>0.00%</text:p>
          </table:table-cell>
          <table:table-cell table:style-name="ce48" table:formula="of:=([.I62]-[.H62])*(([.G62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40" table:formula="of:=IF([.L62]=0;0;([.M62]-[.L62])/[.L62])" office:value-type="percentage" office:value="0" calcext:value-type="percentage">
            <text:p>0.00%</text:p>
          </table:table-cell>
          <table:table-cell table:style-name="ce56" table:formula="of:=([.M62]-[.L62])*(([.G62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9" table:formula="of:=IF([.H63]=0;0;([.I63]-[.H63])/[.H63])" office:value-type="percentage" office:value="0" calcext:value-type="percentage">
            <text:p>0.00%</text:p>
          </table:table-cell>
          <table:table-cell table:style-name="ce47" table:formula="of:=([.I63]-[.H63])*(([.G63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9" table:formula="of:=IF([.L63]=0;0;([.M63]-[.L63])/[.L63])" office:value-type="percentage" office:value="0" calcext:value-type="percentage">
            <text:p>0.00%</text:p>
          </table:table-cell>
          <table:table-cell table:style-name="ce55" table:formula="of:=([.M63]-[.L63])*(([.G63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40" table:formula="of:=IF([.H64]=0;0;([.I64]-[.H64])/[.H64])" office:value-type="percentage" office:value="0" calcext:value-type="percentage">
            <text:p>0.00%</text:p>
          </table:table-cell>
          <table:table-cell table:style-name="ce48" table:formula="of:=([.I64]-[.H64])*(([.G64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40" table:formula="of:=IF([.L64]=0;0;([.M64]-[.L64])/[.L64])" office:value-type="percentage" office:value="0" calcext:value-type="percentage">
            <text:p>0.00%</text:p>
          </table:table-cell>
          <table:table-cell table:style-name="ce56" table:formula="of:=([.M64]-[.L64])*(([.G64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9" table:formula="of:=IF([.H65]=0;0;([.I65]-[.H65])/[.H65])" office:value-type="percentage" office:value="0" calcext:value-type="percentage">
            <text:p>0.00%</text:p>
          </table:table-cell>
          <table:table-cell table:style-name="ce47" table:formula="of:=([.I65]-[.H65])*(([.G65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9" table:formula="of:=IF([.L65]=0;0;([.M65]-[.L65])/[.L65])" office:value-type="percentage" office:value="0" calcext:value-type="percentage">
            <text:p>0.00%</text:p>
          </table:table-cell>
          <table:table-cell table:style-name="ce55" table:formula="of:=([.M65]-[.L65])*(([.G65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40" table:formula="of:=IF([.H66]=0;0;([.I66]-[.H66])/[.H66])" office:value-type="percentage" office:value="0" calcext:value-type="percentage">
            <text:p>0.00%</text:p>
          </table:table-cell>
          <table:table-cell table:style-name="ce48" table:formula="of:=([.I66]-[.H66])*(([.G66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40" table:formula="of:=IF([.L66]=0;0;([.M66]-[.L66])/[.L66])" office:value-type="percentage" office:value="0" calcext:value-type="percentage">
            <text:p>0.00%</text:p>
          </table:table-cell>
          <table:table-cell table:style-name="ce56" table:formula="of:=([.M66]-[.L66])*(([.G66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9" table:formula="of:=IF([.H67]=0;0;([.I67]-[.H67])/[.H67])" office:value-type="percentage" office:value="0" calcext:value-type="percentage">
            <text:p>0.00%</text:p>
          </table:table-cell>
          <table:table-cell table:style-name="ce47" table:formula="of:=([.I67]-[.H67])*(([.G67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9" table:formula="of:=IF([.L67]=0;0;([.M67]-[.L67])/[.L67])" office:value-type="percentage" office:value="0" calcext:value-type="percentage">
            <text:p>0.00%</text:p>
          </table:table-cell>
          <table:table-cell table:style-name="ce55" table:formula="of:=([.M67]-[.L67])*(([.G67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40" table:formula="of:=IF([.H68]=0;0;([.I68]-[.H68])/[.H68])" office:value-type="percentage" office:value="0" calcext:value-type="percentage">
            <text:p>0.00%</text:p>
          </table:table-cell>
          <table:table-cell table:style-name="ce48" table:formula="of:=([.I68]-[.H68])*(([.G68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40" table:formula="of:=IF([.L68]=0;0;([.M68]-[.L68])/[.L68])" office:value-type="percentage" office:value="0" calcext:value-type="percentage">
            <text:p>0.00%</text:p>
          </table:table-cell>
          <table:table-cell table:style-name="ce56" table:formula="of:=([.M68]-[.L68])*(([.G68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9" table:formula="of:=IF([.H69]=0;0;([.I69]-[.H69])/[.H69])" office:value-type="percentage" office:value="0" calcext:value-type="percentage">
            <text:p>0.00%</text:p>
          </table:table-cell>
          <table:table-cell table:style-name="ce47" table:formula="of:=([.I69]-[.H69])*(([.G69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9" table:formula="of:=IF([.L69]=0;0;([.M69]-[.L69])/[.L69])" office:value-type="percentage" office:value="0" calcext:value-type="percentage">
            <text:p>0.00%</text:p>
          </table:table-cell>
          <table:table-cell table:style-name="ce55" table:formula="of:=([.M69]-[.L69])*(([.G69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40" table:formula="of:=IF([.H70]=0;0;([.I70]-[.H70])/[.H70])" office:value-type="percentage" office:value="0" calcext:value-type="percentage">
            <text:p>0.00%</text:p>
          </table:table-cell>
          <table:table-cell table:style-name="ce48" table:formula="of:=([.I70]-[.H70])*(([.G70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40" table:formula="of:=IF([.L70]=0;0;([.M70]-[.L70])/[.L70])" office:value-type="percentage" office:value="0" calcext:value-type="percentage">
            <text:p>0.00%</text:p>
          </table:table-cell>
          <table:table-cell table:style-name="ce56" table:formula="of:=([.M70]-[.L70])*(([.G70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9" table:formula="of:=IF([.H71]=0;0;([.I71]-[.H71])/[.H71])" office:value-type="percentage" office:value="0" calcext:value-type="percentage">
            <text:p>0.00%</text:p>
          </table:table-cell>
          <table:table-cell table:style-name="ce47" table:formula="of:=([.I71]-[.H71])*(([.G71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9" table:formula="of:=IF([.L71]=0;0;([.M71]-[.L71])/[.L71])" office:value-type="percentage" office:value="0" calcext:value-type="percentage">
            <text:p>0.00%</text:p>
          </table:table-cell>
          <table:table-cell table:style-name="ce55" table:formula="of:=([.M71]-[.L71])*(([.G71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40" table:formula="of:=IF([.H72]=0;0;([.I72]-[.H72])/[.H72])" office:value-type="percentage" office:value="0" calcext:value-type="percentage">
            <text:p>0.00%</text:p>
          </table:table-cell>
          <table:table-cell table:style-name="ce48" table:formula="of:=([.I72]-[.H72])*(([.G72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40" table:formula="of:=IF([.L72]=0;0;([.M72]-[.L72])/[.L72])" office:value-type="percentage" office:value="0" calcext:value-type="percentage">
            <text:p>0.00%</text:p>
          </table:table-cell>
          <table:table-cell table:style-name="ce56" table:formula="of:=([.M72]-[.L72])*(([.G72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9" table:formula="of:=IF([.H73]=0;0;([.I73]-[.H73])/[.H73])" office:value-type="percentage" office:value="0" calcext:value-type="percentage">
            <text:p>0.00%</text:p>
          </table:table-cell>
          <table:table-cell table:style-name="ce47" table:formula="of:=([.I73]-[.H73])*(([.G73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9" table:formula="of:=IF([.L73]=0;0;([.M73]-[.L73])/[.L73])" office:value-type="percentage" office:value="0" calcext:value-type="percentage">
            <text:p>0.00%</text:p>
          </table:table-cell>
          <table:table-cell table:style-name="ce55" table:formula="of:=([.M73]-[.L73])*(([.G73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40" table:formula="of:=IF([.H74]=0;0;([.I74]-[.H74])/[.H74])" office:value-type="percentage" office:value="0" calcext:value-type="percentage">
            <text:p>0.00%</text:p>
          </table:table-cell>
          <table:table-cell table:style-name="ce48" table:formula="of:=([.I74]-[.H74])*(([.G74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40" table:formula="of:=IF([.L74]=0;0;([.M74]-[.L74])/[.L74])" office:value-type="percentage" office:value="0" calcext:value-type="percentage">
            <text:p>0.00%</text:p>
          </table:table-cell>
          <table:table-cell table:style-name="ce56" table:formula="of:=([.M74]-[.L74])*(([.G74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9" table:formula="of:=IF([.H75]=0;0;([.I75]-[.H75])/[.H75])" office:value-type="percentage" office:value="0" calcext:value-type="percentage">
            <text:p>0.00%</text:p>
          </table:table-cell>
          <table:table-cell table:style-name="ce47" table:formula="of:=([.I75]-[.H75])*(([.G75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9" table:formula="of:=IF([.L75]=0;0;([.M75]-[.L75])/[.L75])" office:value-type="percentage" office:value="0" calcext:value-type="percentage">
            <text:p>0.00%</text:p>
          </table:table-cell>
          <table:table-cell table:style-name="ce55" table:formula="of:=([.M75]-[.L75])*(([.G75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40" table:formula="of:=IF([.H76]=0;0;([.I76]-[.H76])/[.H76])" office:value-type="percentage" office:value="0" calcext:value-type="percentage">
            <text:p>0.00%</text:p>
          </table:table-cell>
          <table:table-cell table:style-name="ce48" table:formula="of:=([.I76]-[.H76])*(([.G76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40" table:formula="of:=IF([.L76]=0;0;([.M76]-[.L76])/[.L76])" office:value-type="percentage" office:value="0" calcext:value-type="percentage">
            <text:p>0.00%</text:p>
          </table:table-cell>
          <table:table-cell table:style-name="ce56" table:formula="of:=([.M76]-[.L76])*(([.G76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9" table:formula="of:=IF([.H77]=0;0;([.I77]-[.H77])/[.H77])" office:value-type="percentage" office:value="0" calcext:value-type="percentage">
            <text:p>0.00%</text:p>
          </table:table-cell>
          <table:table-cell table:style-name="ce47" table:formula="of:=([.I77]-[.H77])*(([.G77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9" table:formula="of:=IF([.L77]=0;0;([.M77]-[.L77])/[.L77])" office:value-type="percentage" office:value="0" calcext:value-type="percentage">
            <text:p>0.00%</text:p>
          </table:table-cell>
          <table:table-cell table:style-name="ce55" table:formula="of:=([.M77]-[.L77])*(([.G77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40" table:formula="of:=IF([.H78]=0;0;([.I78]-[.H78])/[.H78])" office:value-type="percentage" office:value="0" calcext:value-type="percentage">
            <text:p>0.00%</text:p>
          </table:table-cell>
          <table:table-cell table:style-name="ce48" table:formula="of:=([.I78]-[.H78])*(([.G78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40" table:formula="of:=IF([.L78]=0;0;([.M78]-[.L78])/[.L78])" office:value-type="percentage" office:value="0" calcext:value-type="percentage">
            <text:p>0.00%</text:p>
          </table:table-cell>
          <table:table-cell table:style-name="ce56" table:formula="of:=([.M78]-[.L78])*(([.G78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9" table:formula="of:=IF([.H79]=0;0;([.I79]-[.H79])/[.H79])" office:value-type="percentage" office:value="0" calcext:value-type="percentage">
            <text:p>0.00%</text:p>
          </table:table-cell>
          <table:table-cell table:style-name="ce47" table:formula="of:=([.I79]-[.H79])*(([.G79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9" table:formula="of:=IF([.L79]=0;0;([.M79]-[.L79])/[.L79])" office:value-type="percentage" office:value="0" calcext:value-type="percentage">
            <text:p>0.00%</text:p>
          </table:table-cell>
          <table:table-cell table:style-name="ce55" table:formula="of:=([.M79]-[.L79])*(([.G79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40" table:formula="of:=IF([.H80]=0;0;([.I80]-[.H80])/[.H80])" office:value-type="percentage" office:value="0" calcext:value-type="percentage">
            <text:p>0.00%</text:p>
          </table:table-cell>
          <table:table-cell table:style-name="ce48" table:formula="of:=([.I80]-[.H80])*(([.G80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40" table:formula="of:=IF([.L80]=0;0;([.M80]-[.L80])/[.L80])" office:value-type="percentage" office:value="0" calcext:value-type="percentage">
            <text:p>0.00%</text:p>
          </table:table-cell>
          <table:table-cell table:style-name="ce56" table:formula="of:=([.M80]-[.L80])*(([.G80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9" table:formula="of:=IF([.H81]=0;0;([.I81]-[.H81])/[.H81])" office:value-type="percentage" office:value="0" calcext:value-type="percentage">
            <text:p>0.00%</text:p>
          </table:table-cell>
          <table:table-cell table:style-name="ce47" table:formula="of:=([.I81]-[.H81])*(([.G81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9" table:formula="of:=IF([.L81]=0;0;([.M81]-[.L81])/[.L81])" office:value-type="percentage" office:value="0" calcext:value-type="percentage">
            <text:p>0.00%</text:p>
          </table:table-cell>
          <table:table-cell table:style-name="ce55" table:formula="of:=([.M81]-[.L81])*(([.G81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40" table:formula="of:=IF([.H82]=0;0;([.I82]-[.H82])/[.H82])" office:value-type="percentage" office:value="0" calcext:value-type="percentage">
            <text:p>0.00%</text:p>
          </table:table-cell>
          <table:table-cell table:style-name="ce48" table:formula="of:=([.I82]-[.H82])*(([.G82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40" table:formula="of:=IF([.L82]=0;0;([.M82]-[.L82])/[.L82])" office:value-type="percentage" office:value="0" calcext:value-type="percentage">
            <text:p>0.00%</text:p>
          </table:table-cell>
          <table:table-cell table:style-name="ce56" table:formula="of:=([.M82]-[.L82])*(([.G82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9" table:formula="of:=IF([.H83]=0;0;([.I83]-[.H83])/[.H83])" office:value-type="percentage" office:value="0" calcext:value-type="percentage">
            <text:p>0.00%</text:p>
          </table:table-cell>
          <table:table-cell table:style-name="ce47" table:formula="of:=([.I83]-[.H83])*(([.G83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9" table:formula="of:=IF([.L83]=0;0;([.M83]-[.L83])/[.L83])" office:value-type="percentage" office:value="0" calcext:value-type="percentage">
            <text:p>0.00%</text:p>
          </table:table-cell>
          <table:table-cell table:style-name="ce55" table:formula="of:=([.M83]-[.L83])*(([.G83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40" table:formula="of:=IF([.H84]=0;0;([.I84]-[.H84])/[.H84])" office:value-type="percentage" office:value="0" calcext:value-type="percentage">
            <text:p>0.00%</text:p>
          </table:table-cell>
          <table:table-cell table:style-name="ce48" table:formula="of:=([.I84]-[.H84])*(([.G84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40" table:formula="of:=IF([.L84]=0;0;([.M84]-[.L84])/[.L84])" office:value-type="percentage" office:value="0" calcext:value-type="percentage">
            <text:p>0.00%</text:p>
          </table:table-cell>
          <table:table-cell table:style-name="ce56" table:formula="of:=([.M84]-[.L84])*(([.G84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9" table:formula="of:=IF([.H85]=0;0;([.I85]-[.H85])/[.H85])" office:value-type="percentage" office:value="0" calcext:value-type="percentage">
            <text:p>0.00%</text:p>
          </table:table-cell>
          <table:table-cell table:style-name="ce47" table:formula="of:=([.I85]-[.H85])*(([.G85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9" table:formula="of:=IF([.L85]=0;0;([.M85]-[.L85])/[.L85])" office:value-type="percentage" office:value="0" calcext:value-type="percentage">
            <text:p>0.00%</text:p>
          </table:table-cell>
          <table:table-cell table:style-name="ce55" table:formula="of:=([.M85]-[.L85])*(([.G85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40" table:formula="of:=IF([.H86]=0;0;([.I86]-[.H86])/[.H86])" office:value-type="percentage" office:value="0" calcext:value-type="percentage">
            <text:p>0.00%</text:p>
          </table:table-cell>
          <table:table-cell table:style-name="ce48" table:formula="of:=([.I86]-[.H86])*(([.G86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40" table:formula="of:=IF([.L86]=0;0;([.M86]-[.L86])/[.L86])" office:value-type="percentage" office:value="0" calcext:value-type="percentage">
            <text:p>0.00%</text:p>
          </table:table-cell>
          <table:table-cell table:style-name="ce56" table:formula="of:=([.M86]-[.L86])*(([.G86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9" table:formula="of:=IF([.H87]=0;0;([.I87]-[.H87])/[.H87])" office:value-type="percentage" office:value="0" calcext:value-type="percentage">
            <text:p>0.00%</text:p>
          </table:table-cell>
          <table:table-cell table:style-name="ce47" table:formula="of:=([.I87]-[.H87])*(([.G87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9" table:formula="of:=IF([.L87]=0;0;([.M87]-[.L87])/[.L87])" office:value-type="percentage" office:value="0" calcext:value-type="percentage">
            <text:p>0.00%</text:p>
          </table:table-cell>
          <table:table-cell table:style-name="ce55" table:formula="of:=([.M87]-[.L87])*(([.G87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40" table:formula="of:=IF([.H88]=0;0;([.I88]-[.H88])/[.H88])" office:value-type="percentage" office:value="0" calcext:value-type="percentage">
            <text:p>0.00%</text:p>
          </table:table-cell>
          <table:table-cell table:style-name="ce48" table:formula="of:=([.I88]-[.H88])*(([.G88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40" table:formula="of:=IF([.L88]=0;0;([.M88]-[.L88])/[.L88])" office:value-type="percentage" office:value="0" calcext:value-type="percentage">
            <text:p>0.00%</text:p>
          </table:table-cell>
          <table:table-cell table:style-name="ce56" table:formula="of:=([.M88]-[.L88])*(([.G88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9" table:formula="of:=IF([.H89]=0;0;([.I89]-[.H89])/[.H89])" office:value-type="percentage" office:value="0" calcext:value-type="percentage">
            <text:p>0.00%</text:p>
          </table:table-cell>
          <table:table-cell table:style-name="ce47" table:formula="of:=([.I89]-[.H89])*(([.G89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9" table:formula="of:=IF([.L89]=0;0;([.M89]-[.L89])/[.L89])" office:value-type="percentage" office:value="0" calcext:value-type="percentage">
            <text:p>0.00%</text:p>
          </table:table-cell>
          <table:table-cell table:style-name="ce55" table:formula="of:=([.M89]-[.L89])*(([.G89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40" table:formula="of:=IF([.H90]=0;0;([.I90]-[.H90])/[.H90])" office:value-type="percentage" office:value="0" calcext:value-type="percentage">
            <text:p>0.00%</text:p>
          </table:table-cell>
          <table:table-cell table:style-name="ce48" table:formula="of:=([.I90]-[.H90])*(([.G90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40" table:formula="of:=IF([.L90]=0;0;([.M90]-[.L90])/[.L90])" office:value-type="percentage" office:value="0" calcext:value-type="percentage">
            <text:p>0.00%</text:p>
          </table:table-cell>
          <table:table-cell table:style-name="ce56" table:formula="of:=([.M90]-[.L90])*(([.G90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9" table:formula="of:=IF([.H91]=0;0;([.I91]-[.H91])/[.H91])" office:value-type="percentage" office:value="0" calcext:value-type="percentage">
            <text:p>0.00%</text:p>
          </table:table-cell>
          <table:table-cell table:style-name="ce47" table:formula="of:=([.I91]-[.H91])*(([.G91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9" table:formula="of:=IF([.L91]=0;0;([.M91]-[.L91])/[.L91])" office:value-type="percentage" office:value="0" calcext:value-type="percentage">
            <text:p>0.00%</text:p>
          </table:table-cell>
          <table:table-cell table:style-name="ce55" table:formula="of:=([.M91]-[.L91])*(([.G91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40" table:formula="of:=IF([.H92]=0;0;([.I92]-[.H92])/[.H92])" office:value-type="percentage" office:value="0" calcext:value-type="percentage">
            <text:p>0.00%</text:p>
          </table:table-cell>
          <table:table-cell table:style-name="ce48" table:formula="of:=([.I92]-[.H92])*(([.G92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40" table:formula="of:=IF([.L92]=0;0;([.M92]-[.L92])/[.L92])" office:value-type="percentage" office:value="0" calcext:value-type="percentage">
            <text:p>0.00%</text:p>
          </table:table-cell>
          <table:table-cell table:style-name="ce56" table:formula="of:=([.M92]-[.L92])*(([.G92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9" table:formula="of:=IF([.H93]=0;0;([.I93]-[.H93])/[.H93])" office:value-type="percentage" office:value="0" calcext:value-type="percentage">
            <text:p>0.00%</text:p>
          </table:table-cell>
          <table:table-cell table:style-name="ce47" table:formula="of:=([.I93]-[.H93])*(([.G93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9" table:formula="of:=IF([.L93]=0;0;([.M93]-[.L93])/[.L93])" office:value-type="percentage" office:value="0" calcext:value-type="percentage">
            <text:p>0.00%</text:p>
          </table:table-cell>
          <table:table-cell table:style-name="ce55" table:formula="of:=([.M93]-[.L93])*(([.G93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40" table:formula="of:=IF([.H94]=0;0;([.I94]-[.H94])/[.H94])" office:value-type="percentage" office:value="0" calcext:value-type="percentage">
            <text:p>0.00%</text:p>
          </table:table-cell>
          <table:table-cell table:style-name="ce48" table:formula="of:=([.I94]-[.H94])*(([.G94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40" table:formula="of:=IF([.L94]=0;0;([.M94]-[.L94])/[.L94])" office:value-type="percentage" office:value="0" calcext:value-type="percentage">
            <text:p>0.00%</text:p>
          </table:table-cell>
          <table:table-cell table:style-name="ce56" table:formula="of:=([.M94]-[.L94])*(([.G94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9" table:formula="of:=IF([.H95]=0;0;([.I95]-[.H95])/[.H95])" office:value-type="percentage" office:value="0" calcext:value-type="percentage">
            <text:p>0.00%</text:p>
          </table:table-cell>
          <table:table-cell table:style-name="ce47" table:formula="of:=([.I95]-[.H95])*(([.G95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9" table:formula="of:=IF([.L95]=0;0;([.M95]-[.L95])/[.L95])" office:value-type="percentage" office:value="0" calcext:value-type="percentage">
            <text:p>0.00%</text:p>
          </table:table-cell>
          <table:table-cell table:style-name="ce55" table:formula="of:=([.M95]-[.L95])*(([.G95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40" table:formula="of:=IF([.H96]=0;0;([.I96]-[.H96])/[.H96])" office:value-type="percentage" office:value="0" calcext:value-type="percentage">
            <text:p>0.00%</text:p>
          </table:table-cell>
          <table:table-cell table:style-name="ce48" table:formula="of:=([.I96]-[.H96])*(([.G96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40" table:formula="of:=IF([.L96]=0;0;([.M96]-[.L96])/[.L96])" office:value-type="percentage" office:value="0" calcext:value-type="percentage">
            <text:p>0.00%</text:p>
          </table:table-cell>
          <table:table-cell table:style-name="ce56" table:formula="of:=([.M96]-[.L96])*(([.G96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9" table:formula="of:=IF([.H97]=0;0;([.I97]-[.H97])/[.H97])" office:value-type="percentage" office:value="0" calcext:value-type="percentage">
            <text:p>0.00%</text:p>
          </table:table-cell>
          <table:table-cell table:style-name="ce47" table:formula="of:=([.I97]-[.H97])*(([.G97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9" table:formula="of:=IF([.L97]=0;0;([.M97]-[.L97])/[.L97])" office:value-type="percentage" office:value="0" calcext:value-type="percentage">
            <text:p>0.00%</text:p>
          </table:table-cell>
          <table:table-cell table:style-name="ce55" table:formula="of:=([.M97]-[.L97])*(([.G97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40" table:formula="of:=IF([.H98]=0;0;([.I98]-[.H98])/[.H98])" office:value-type="percentage" office:value="0" calcext:value-type="percentage">
            <text:p>0.00%</text:p>
          </table:table-cell>
          <table:table-cell table:style-name="ce48" table:formula="of:=([.I98]-[.H98])*(([.G98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40" table:formula="of:=IF([.L98]=0;0;([.M98]-[.L98])/[.L98])" office:value-type="percentage" office:value="0" calcext:value-type="percentage">
            <text:p>0.00%</text:p>
          </table:table-cell>
          <table:table-cell table:style-name="ce56" table:formula="of:=([.M98]-[.L98])*(([.G98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9" table:formula="of:=IF([.H99]=0;0;([.I99]-[.H99])/[.H99])" office:value-type="percentage" office:value="0" calcext:value-type="percentage">
            <text:p>0.00%</text:p>
          </table:table-cell>
          <table:table-cell table:style-name="ce47" table:formula="of:=([.I99]-[.H99])*(([.G99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9" table:formula="of:=IF([.L99]=0;0;([.M99]-[.L99])/[.L99])" office:value-type="percentage" office:value="0" calcext:value-type="percentage">
            <text:p>0.00%</text:p>
          </table:table-cell>
          <table:table-cell table:style-name="ce55" table:formula="of:=([.M99]-[.L99])*(([.G99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40" table:formula="of:=IF([.H100]=0;0;([.I100]-[.H100])/[.H100])" office:value-type="percentage" office:value="0" calcext:value-type="percentage">
            <text:p>0.00%</text:p>
          </table:table-cell>
          <table:table-cell table:style-name="ce48" table:formula="of:=([.I100]-[.H100])*(([.G100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40" table:formula="of:=IF([.L100]=0;0;([.M100]-[.L100])/[.L100])" office:value-type="percentage" office:value="0" calcext:value-type="percentage">
            <text:p>0.00%</text:p>
          </table:table-cell>
          <table:table-cell table:style-name="ce56" table:formula="of:=([.M100]-[.L100])*(([.G100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9" table:formula="of:=IF([.H101]=0;0;([.I101]-[.H101])/[.H101])" office:value-type="percentage" office:value="0" calcext:value-type="percentage">
            <text:p>0.00%</text:p>
          </table:table-cell>
          <table:table-cell table:style-name="ce47" table:formula="of:=([.I101]-[.H101])*(([.G101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9" table:formula="of:=IF([.L101]=0;0;([.M101]-[.L101])/[.L101])" office:value-type="percentage" office:value="0" calcext:value-type="percentage">
            <text:p>0.00%</text:p>
          </table:table-cell>
          <table:table-cell table:style-name="ce55" table:formula="of:=([.M101]-[.L101])*(([.G101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40" table:formula="of:=IF([.H102]=0;0;([.I102]-[.H102])/[.H102])" office:value-type="percentage" office:value="0" calcext:value-type="percentage">
            <text:p>0.00%</text:p>
          </table:table-cell>
          <table:table-cell table:style-name="ce48" table:formula="of:=([.I102]-[.H102])*(([.G102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40" table:formula="of:=IF([.L102]=0;0;([.M102]-[.L102])/[.L102])" office:value-type="percentage" office:value="0" calcext:value-type="percentage">
            <text:p>0.00%</text:p>
          </table:table-cell>
          <table:table-cell table:style-name="ce56" table:formula="of:=([.M102]-[.L102])*(([.G102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9" table:formula="of:=IF([.H103]=0;0;([.I103]-[.H103])/[.H103])" office:value-type="percentage" office:value="0" calcext:value-type="percentage">
            <text:p>0.00%</text:p>
          </table:table-cell>
          <table:table-cell table:style-name="ce47" table:formula="of:=([.I103]-[.H103])*(([.G103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9" table:formula="of:=IF([.L103]=0;0;([.M103]-[.L103])/[.L103])" office:value-type="percentage" office:value="0" calcext:value-type="percentage">
            <text:p>0.00%</text:p>
          </table:table-cell>
          <table:table-cell table:style-name="ce55" table:formula="of:=([.M103]-[.L103])*(([.G103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"/>
          <table:table-cell table:style-name="ce8"/>
          <table:table-cell table:style-name="ce13"/>
          <table:table-cell table:style-name="ce18"/>
          <table:table-cell table:style-name="ce22"/>
          <table:table-cell table:style-name="ce26"/>
          <table:table-cell table:style-name="ce31"/>
          <table:table-cell table:style-name="ce40" table:formula="of:=IF([.H104]=0;0;([.I104]-[.H104])/[.H104])" office:value-type="percentage" office:value="0" calcext:value-type="percentage">
            <text:p>0.00%</text:p>
          </table:table-cell>
          <table:table-cell table:style-name="ce48" table:formula="of:=([.I104]-[.H104])*(([.G104]*[.$R$5])+1-[.$R$5])" office:value-type="currency" office:currency="EUR" office:value="0" calcext:value-type="currency">
            <text:p>0.00 €</text:p>
          </table:table-cell>
          <table:table-cell table:style-name="ce26"/>
          <table:table-cell table:style-name="ce31"/>
          <table:table-cell table:style-name="ce40" table:formula="of:=IF([.L104]=0;0;([.M104]-[.L104])/[.L104])" office:value-type="percentage" office:value="0" calcext:value-type="percentage">
            <text:p>0.00%</text:p>
          </table:table-cell>
          <table:table-cell table:style-name="ce56" table:formula="of:=([.M104]-[.L104])*(([.G104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4"/>
          <table:table-cell table:style-name="ce9"/>
          <table:table-cell table:style-name="ce14"/>
          <table:table-cell table:style-name="ce19"/>
          <table:table-cell table:style-name="ce23"/>
          <table:table-cell table:style-name="ce27"/>
          <table:table-cell table:style-name="ce32"/>
          <table:table-cell table:style-name="ce39" table:formula="of:=IF([.H105]=0;0;([.I105]-[.H105])/[.H105])" office:value-type="percentage" office:value="0" calcext:value-type="percentage">
            <text:p>0.00%</text:p>
          </table:table-cell>
          <table:table-cell table:style-name="ce47" table:formula="of:=([.I105]-[.H105])*(([.G105]*[.$R$5])+1-[.$R$5])" office:value-type="currency" office:currency="EUR" office:value="0" calcext:value-type="currency">
            <text:p>0.00 €</text:p>
          </table:table-cell>
          <table:table-cell table:style-name="ce27"/>
          <table:table-cell table:style-name="ce32"/>
          <table:table-cell table:style-name="ce39" table:formula="of:=IF([.L105]=0;0;([.M105]-[.L105])/[.L105])" office:value-type="percentage" office:value="0" calcext:value-type="percentage">
            <text:p>0.00%</text:p>
          </table:table-cell>
          <table:table-cell table:style-name="ce55" table:formula="of:=([.M105]-[.L105])*(([.G105]*[.$R$6])+1+[.$R$6])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5" table:number-rows-repeated="1048470">
          <table:table-cell table:number-columns-repeated="19"/>
        </table:table-row>
        <table:table-row table:style-name="ro5">
          <table:table-cell table:number-columns-repeated="19"/>
        </table:table-row>
        <calcext:conditional-formats>
          <calcext:conditional-format calcext:target-range-address="Apercu.N5:Apercu.O5 Apercu.J5:Apercu.K5">
            <calcext:condition calcext:apply-style-name="Default" calcext:value="=0" calcext:base-cell-address="Apercu.J5"/>
            <calcext:condition calcext:apply-style-name="smaller" calcext:value="&lt;0" calcext:base-cell-address="Apercu.J5"/>
            <calcext:condition calcext:apply-style-name="greater" calcext:value="&gt;0" calcext:base-cell-address="Apercu.J5"/>
          </calcext:conditional-format>
          <calcext:conditional-format calcext:target-range-address="Apercu.N57:Apercu.O105 Apercu.J57:Apercu.K105">
            <calcext:condition calcext:apply-style-name="Default" calcext:value="=0" calcext:base-cell-address="Apercu.J57"/>
            <calcext:condition calcext:apply-style-name="smaller" calcext:value="&lt;0" calcext:base-cell-address="Apercu.J57"/>
            <calcext:condition calcext:apply-style-name="greater" calcext:value="&gt;0" calcext:base-cell-address="Apercu.J57"/>
          </calcext:conditional-format>
          <calcext:conditional-format calcext:target-range-address="Apercu.N56:Apercu.O56 Apercu.J56:Apercu.K56">
            <calcext:condition calcext:apply-style-name="Default" calcext:value="=0" calcext:base-cell-address="Apercu.J56"/>
            <calcext:condition calcext:apply-style-name="smaller" calcext:value="&lt;0" calcext:base-cell-address="Apercu.J56"/>
            <calcext:condition calcext:apply-style-name="greater" calcext:value="&gt;0" calcext:base-cell-address="Apercu.J56"/>
          </calcext:conditional-format>
          <calcext:conditional-format calcext:target-range-address="Apercu.N6:Apercu.O55 Apercu.J6:Apercu.K55">
            <calcext:condition calcext:apply-style-name="Default" calcext:value="=0" calcext:base-cell-address="Apercu.J6"/>
            <calcext:condition calcext:apply-style-name="smaller" calcext:value="&lt;0" calcext:base-cell-address="Apercu.J6"/>
            <calcext:condition calcext:apply-style-name="greater" calcext:value="&gt;0" calcext:base-cell-address="Apercu.J6"/>
          </calcext:conditional-format>
        </calcext:conditional-formats>
      </table:table>
      <table:table table:name="Statistiques" table:style-name="ta1">
        <table:table-column table:style-name="co14" table:default-cell-style-name="Default"/>
        <table:table-row table:style-name="ro5">
          <table:table-cell office:value-type="string" calcext:value-type="string">
            <text:p>Statistiques :</text:p>
          </table:table-cell>
        </table:table-row>
        <table:table-row table:style-name="ro5">
          <table:table-cell office:value-type="string" calcext:value-type="string">
            <text:p>Résultat global</text:p>
          </table:table-cell>
        </table:table-row>
        <table:table-row table:style-name="ro5">
          <table:table-cell office:value-type="string" calcext:value-type="string">
            <text:p>Gain moyen</text:p>
          </table:table-cell>
        </table:table-row>
        <table:table-row table:style-name="ro5">
          <table:table-cell office:value-type="string" calcext:value-type="string">
            <text:p>Plus gros gain</text:p>
          </table:table-cell>
        </table:table-row>
        <table:table-row table:style-name="ro5">
          <table:table-cell office:value-type="string" calcext:value-type="string">
            <text:p>Plus grosse perte</text:p>
          </table:table-cell>
        </table:table-row>
        <table:table-row table:style-name="ro5">
          <table:table-cell office:value-type="string" calcext:value-type="string">
            <text:p>Titre préféré</text:p>
          </table:table-cell>
        </table:table-row>
        <table:table-row table:style-name="ro5">
          <table:table-cell office:value-type="string" calcext:value-type="string">
            <text:p>Titre le plus performant</text:p>
          </table:table-cell>
        </table:table-row>
        <table:table-row table:style-name="ro5" table:number-rows-repeated="92">
          <table:table-cell/>
        </table:table-row>
        <table:table-row table:style-name="ro5">
          <table:table-cell>
            <draw:frame table:end-cell-address="Statistiques.M131" table:end-x="0.2193in" table:end-y="0.0035in" draw:z-index="0" draw:style-name="gr4" draw:text-style-name="P2" svg:width="11.7823in" svg:height="5.4744in" svg:x="0in" svg:y="0.0402in">
              <draw:object draw:notify-on-update-of-ranges="Apercu.B6:Apercu.B57 Apercu.N6:Apercu.N5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Config" table:style-name="ta1" table:print="false">
        <table:table-column table:style-name="co10" table:default-cell-style-name="Default"/>
        <table:table-column table:style-name="co10" table:default-cell-style-name="ce63"/>
        <table:table-column table:style-name="co15" table:default-cell-style-name="ce65"/>
        <table:table-column table:style-name="co16" table:default-cell-style-name="ce63"/>
        <table:table-row table:style-name="ro6">
          <table:table-cell/>
          <table:table-cell table:style-name="Default" table:number-columns-repeated="3"/>
        </table:table-row>
        <table:table-row table:style-name="ro7">
          <table:table-cell/>
          <table:table-cell table:style-name="ce64" office:value-type="string" calcext:value-type="string" table:number-columns-spanned="3" table:number-rows-spanned="1">
            <text:p>options</text:p>
          </table:table-cell>
          <table:covered-table-cell table:number-columns-repeated="2" table:style-name="Default"/>
        </table:table-row>
        <table:table-row table:style-name="ro6">
          <table:table-cell/>
          <table:table-cell office:value-type="string" calcext:value-type="string">
            <text:p>prix bru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= total sur ordre</text:p>
          </table:table-cell>
        </table:table-row>
        <table:table-row table:style-name="ro6">
          <table:table-cell/>
          <table:table-cell office:value-type="string" calcext:value-type="string">
            <text:p>prix ne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= par action</text:p>
          </table:table-cell>
        </table:table-row>
      </table:table>
      <table:named-expressions/>
      <table:database-ranges>
        <table:database-range table:name="__Anonymous_Sheet_DB__0" table:target-range-address="Apercu.J5:Apercu.J5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B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B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21P0"/>
    </number:currency-style>
    <number:number-style style:name="N122">
      <number:number number:decimal-places="1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maller" style:family="table-cell" style:parent-style-name="Default">
      <style:text-properties fo:color="#ff0000"/>
    </style:style>
    <style:style style:name="greater" style:family="table-cell" style:parent-style-name="Default">
      <style:text-properties fo:color="#00800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0/00/0000</text:date>, <text:time style:data-style-name="N2" text:time-value="08:45:37.6075663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ha </meta:initial-creator>
    <meta:creation-date>2014-04-23T21:29:55.73</meta:creation-date>
    <dc:date>2015-04-13T21:53:42.500047331</dc:date>
    <dc:creator>codeartha </dc:creator>
    <meta:editing-duration>PT19H24M42S</meta:editing-duration>
    <meta:editing-cycles>16</meta:editing-cycles>
    <meta:generator>LibreOffice/4.3.3.2$Linux_X86_64 LibreOffice_project/430m0$Build-2</meta:generator>
    <meta:keyword>bourse action portefeuille ordres achat vente frais taxes calcul</meta:keyword>
    <dc:title>Performances Portefeuille</dc:title>
    <meta:document-statistic meta:table-count="3" meta:cell-count="517" meta:object-count="1"/>
    <meta:user-defined meta:name="Version">v0.3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927cm" svg:height="13.906cm" xlink:href=".." xlink:type="simple" chart:class="chart:bar" chart:style-name="ch1">
        <chart:title svg:x="13.186cm" svg:y="0.414cm" chart:style-name="ch2">
          <text:p>Progression nette</text:p>
        </chart:title>
        <chart:plot-area chart:style-name="ch3" table:cell-range-address="Apercu.B6:Apercu.B57 Apercu.N6:Apercu.N57" chart:data-source-has-labels="column" svg:x="1.609cm" svg:y="1.471cm" svg:width="27.72cm" svg:height="11.176cm">
          <chartooo:coordinate-region svg:x="3.024cm" svg:y="1.671cm" svg:width="26.305cm" svg:height="10.777cm"/>
          <chart:axis chart:dimension="x" chart:name="primary-x" chart:style-name="ch4" chartooo:axis-type="auto">
            <chartooo:date-scale/>
            <chart:title svg:x="14.724cm" svg:y="12.925cm" chart:style-name="ch5">
              <text:p>ordre (n°)</text:p>
            </chart:title>
            <chart:categories table:cell-range-address="Apercu.B6:Apercu.B57"/>
          </chart:axis>
          <chart:axis chart:dimension="y" chart:name="primary-y" chart:style-name="ch6">
            <chart:title svg:x="0.451cm" svg:y="8.294cm" chart:style-name="ch7">
              <text:p>progression (%)</text:p>
            </chart:title>
            <chart:grid chart:style-name="ch8" chart:class="major"/>
          </chart:axis>
          <chart:series chart:style-name="ch9" chart:values-cell-range-address="Apercu.N6:Apercu.N57" chart:class="chart:bar">
            <chart:data-point chart:repeated="5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Apercu.B6:Apercu.B57</svg:desc>
                </draw:g>
              </table:table-cell>
              <table:table-cell office:value-type="float" office:value="0.170970547090627">
                <text:p>0.170970547090627</text:p>
                <draw:g>
                  <svg:desc>Apercu.N6:Apercu.N5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0127611402696304">
                <text:p>-0.01276114026963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67031630170316">
                <text:p>0.1670316301703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1050067773636">
                <text:p>0.210500677736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1112408139442">
                <text:p>0.2411124081394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12725969170892">
                <text:p>0.05127259691708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5454319002706">
                <text:p>0.125454319002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